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User ID">
            <text:p>User ID</text:p>
          </table:table-cell>
          <table:table-cell table:style-name="pd1" office:value-type="string" office:string-value="Age">
            <text:p>Age</text:p>
          </table:table-cell>
          <table:table-cell table:style-name="pd1" office:value-type="string" office:string-value="Occupation">
            <text:p>Occupation</text:p>
          </table:table-cell>
          <table:table-cell table:style-name="pd1" office:value-type="string" office:string-value="Preferred Difficulty Level">
            <text:p>Preferred Difficulty Level</text:p>
          </table:table-cell>
          <table:table-cell table:style-name="pd1" office:value-type="string" office:string-value="Preferred Topics">
            <text:p>Preferred Topics</text:p>
          </table:table-cell>
          <table:table-cell table:style-name="pd1" office:value-type="string" office:string-value="Learning Goals">
            <text:p>Learning Goals</text:p>
          </table:table-cell>
          <table:table-cell table:style-name="pd1" office:value-type="string" office:string-value="Previous Learning History (Courses Completed)">
            <text:p>Previous Learning History (Courses Completed)</text:p>
          </table:table-cell>
          <table:table-cell table:style-name="pd1" office:value-type="string" office:string-value="Skills Acquired">
            <text:p>Skills Acquired</text:p>
          </table:table-cell>
          <table:table-cell table:style-name="pd1" office:value-type="string" office:string-value="Click History (Top 3 Courses Clicked)">
            <text:p>Click History (Top 3 Courses Clicked)</text:p>
          </table:table-cell>
          <table:table-cell table:style-name="pd1" office:value-type="string" office:string-value="Engagement Level">
            <text:p>Engagement Level</text:p>
          </table:table-cell>
          <table:table-cell table:style-name="pd1" office:value-type="string" office:string-value="Learning Frequency (Courses per Month)">
            <text:p>Learning Frequency (Courses per Month)</text:p>
          </table:table-cell>
          <table:table-cell table:style-name="pd1" office:value-type="string" office:string-value="Name">
            <text:p>Name</text:p>
          </table:table-cell>
          <table:table-cell table:style-name="pd1" office:value-type="string" office:string-value="Email">
            <text:p>Email</text:p>
          </table:table-cell>
          <table:table-cell table:style-name="pd1" office:value-type="string" office:string-value="Country">
            <text:p>Country</text:p>
          </table:table-cell>
          <table:table-cell table:style-name="pd1" office:value-type="string" office:string-value="Password">
            <text:p>Password</text:p>
          </table:table-cell>
          <table:table-cell table:style-name="pd1" office:value-type="string" office:string-value="Added Courses">
            <text:p>Added Courses</text:p>
          </table:table-cell>
          <table:table-cell table:style-name="pd1" office:value-type="string" office:string-value="Added Course 1">
            <text:p>Added Course 1</text:p>
          </table:table-cell>
          <table:table-cell table:style-name="pd1" office:value-type="string" office:string-value="Added Course 2">
            <text:p>Added Course 2</text:p>
          </table:table-cell>
        </table:table-row>
        <table:table-row>
          <table:table-cell office:value-type="string" office:string-value="User1">
            <text:p>User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Alex Moore">
            <text:p>Alex Moore</text:p>
          </table:table-cell>
          <table:table-cell office:value-type="string" office:string-value="alexmoore@mail.com">
            <text:p>alexmoore@mail.com</text:p>
          </table:table-cell>
          <table:table-cell office:value-type="string" office:string-value="USA">
            <text:p>USA</text:p>
          </table:table-cell>
          <table:table-cell office:value-type="string" office:string-value="azx}Gxed">
            <text:p>azx}Gxe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">
            <text:p>User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example.com">
            <text:p>taylorwilson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cX]|Mepl">
            <text:p>cX]|Mep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">
            <text:p>User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test.com">
            <text:p>alextaylor@test.com</text:p>
          </table:table-cell>
          <table:table-cell office:value-type="string" office:string-value="Germany">
            <text:p>Germany</text:p>
          </table:table-cell>
          <table:table-cell office:value-type="string" office:string-value="2H!7u~%:">
            <text:p>2H!7u~%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">
            <text:p>User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demo.com">
            <text:p>janebrown@demo.com</text:p>
          </table:table-cell>
          <table:table-cell office:value-type="string" office:string-value="India">
            <text:p>India</text:p>
          </table:table-cell>
          <table:table-cell office:value-type="string" office:string-value="n:sJ=FIU">
            <text:p>n:sJ=FI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">
            <text:p>User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Davis">
            <text:p>Alex Davis</text:p>
          </table:table-cell>
          <table:table-cell office:value-type="string" office:string-value="alexdavis@mail.com">
            <text:p>alexdavis@mail.com</text:p>
          </table:table-cell>
          <table:table-cell office:value-type="string" office:string-value="Japan">
            <text:p>Japan</text:p>
          </table:table-cell>
          <table:table-cell office:value-type="string" office:string-value="pUM!:TU\">
            <text:p>pUM!:TU\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">
            <text:p>User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Japan">
            <text:p>Japan</text:p>
          </table:table-cell>
          <table:table-cell office:value-type="string" office:string-value="N\s5j&lt;vC">
            <text:p>N\s5j&lt;v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">
            <text:p>User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rdan Moore">
            <text:p>Jordan Moore</text:p>
          </table:table-cell>
          <table:table-cell office:value-type="string" office:string-value="jordanmoore@test.com">
            <text:p>jordanmoore@test.com</text:p>
          </table:table-cell>
          <table:table-cell office:value-type="string" office:string-value="India">
            <text:p>India</text:p>
          </table:table-cell>
          <table:table-cell office:value-type="string" office:string-value="4/{Kat`*">
            <text:p>4/{Kat`*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">
            <text:p>User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Alex Johnson">
            <text:p>Alex Johnson</text:p>
          </table:table-cell>
          <table:table-cell office:value-type="string" office:string-value="alexjohnson@mail.com">
            <text:p>alexjohnson@mail.com</text:p>
          </table:table-cell>
          <table:table-cell office:value-type="string" office:string-value="Japan">
            <text:p>Japan</text:p>
          </table:table-cell>
          <table:table-cell office:value-type="string" office:string-value="~U2n0t9i">
            <text:p>~U2n0t9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">
            <text:p>User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example.com">
            <text:p>alexbrown@example.com</text:p>
          </table:table-cell>
          <table:table-cell office:value-type="string" office:string-value="Japan">
            <text:p>Japan</text:p>
          </table:table-cell>
          <table:table-cell office:value-type="string" office:string-value="Iei4&quot;&quot;Fd">
            <text:p>Iei4""F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">
            <text:p>User1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example.com">
            <text:p>morganmiller@example.com</text:p>
          </table:table-cell>
          <table:table-cell office:value-type="string" office:string-value="Japan">
            <text:p>Japan</text:p>
          </table:table-cell>
          <table:table-cell office:value-type="string" office:string-value="&amp;:.ghZoQ">
            <text:p>&amp;:.ghZo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">
            <text:p>User1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example.com">
            <text:p>chrisdavis@example.com</text:p>
          </table:table-cell>
          <table:table-cell office:value-type="string" office:string-value="France">
            <text:p>France</text:p>
          </table:table-cell>
          <table:table-cell office:value-type="string" office:string-value="y;(/T.-t">
            <text:p>y;(/T.-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">
            <text:p>User1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Moore">
            <text:p>Morgan Moore</text:p>
          </table:table-cell>
          <table:table-cell office:value-type="string" office:string-value="morganmoore@test.com">
            <text:p>morganmoore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Ii?$&amp;#N;">
            <text:p>Ii?$&amp;#N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">
            <text:p>User1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Moore">
            <text:p>Morgan Moore</text:p>
          </table:table-cell>
          <table:table-cell office:value-type="string" office:string-value="morganmoore@test.com">
            <text:p>morganmoore@test.com</text:p>
          </table:table-cell>
          <table:table-cell office:value-type="string" office:string-value="India">
            <text:p>India</text:p>
          </table:table-cell>
          <table:table-cell office:value-type="string" office:string-value="HVCBQO,#">
            <text:p>HVCBQO,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">
            <text:p>User1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example.com">
            <text:p>jordanmiller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*K5`J(~w">
            <text:p>*K5`J(~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">
            <text:p>User1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Miller">
            <text:p>Taylor Miller</text:p>
          </table:table-cell>
          <table:table-cell office:value-type="string" office:string-value="taylormiller@demo.com">
            <text:p>taylormiller@demo.com</text:p>
          </table:table-cell>
          <table:table-cell office:value-type="string" office:string-value="Japan">
            <text:p>Japan</text:p>
          </table:table-cell>
          <table:table-cell office:value-type="string" office:string-value="}HSeun42">
            <text:p>}HSeun4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">
            <text:p>User1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test.com">
            <text:p>chrisdavis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JL[EoX9f">
            <text:p>JL[EoX9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">
            <text:p>User1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Morgan Johnson">
            <text:p>Morgan Johnson</text:p>
          </table:table-cell>
          <table:table-cell office:value-type="string" office:string-value="morganjohnson@demo.com">
            <text:p>morganjohnson@demo.com</text:p>
          </table:table-cell>
          <table:table-cell office:value-type="string" office:string-value="India">
            <text:p>India</text:p>
          </table:table-cell>
          <table:table-cell office:value-type="string" office:string-value="bE&amp;&lt;}&amp;Ms">
            <text:p>bE&amp;&lt;}&amp;M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">
            <text:p>User1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Taylor">
            <text:p>Morgan Taylor</text:p>
          </table:table-cell>
          <table:table-cell office:value-type="string" office:string-value="morgantaylor@example.com">
            <text:p>morgantaylor@example.com</text:p>
          </table:table-cell>
          <table:table-cell office:value-type="string" office:string-value="Japan">
            <text:p>Japan</text:p>
          </table:table-cell>
          <table:table-cell office:value-type="string" office:string-value="Me&lt;N}0}1">
            <text:p>Me&lt;N}0}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">
            <text:p>User1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example.com">
            <text:p>janemoore@example.com</text:p>
          </table:table-cell>
          <table:table-cell office:value-type="string" office:string-value="USA">
            <text:p>USA</text:p>
          </table:table-cell>
          <table:table-cell office:value-type="string" office:string-value="jDH5yjPD">
            <text:p>jDH5yjP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0">
            <text:p>User2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Taylor">
            <text:p>Chris Taylor</text:p>
          </table:table-cell>
          <table:table-cell office:value-type="string" office:string-value="christaylor@mail.com">
            <text:p>christaylor@mail.com</text:p>
          </table:table-cell>
          <table:table-cell office:value-type="string" office:string-value="France">
            <text:p>France</text:p>
          </table:table-cell>
          <table:table-cell office:value-type="string" office:string-value="$kr(#S@x">
            <text:p>$kr(#S@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1">
            <text:p>User2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Chris Wilson">
            <text:p>Chris Wilson</text:p>
          </table:table-cell>
          <table:table-cell office:value-type="string" office:string-value="chriswilson@example.com">
            <text:p>chriswilson@example.com</text:p>
          </table:table-cell>
          <table:table-cell office:value-type="string" office:string-value="Canada">
            <text:p>Canada</text:p>
          </table:table-cell>
          <table:table-cell office:value-type="string" office:string-value="lJdRhy'0">
            <text:p>lJdRhy'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2">
            <text:p>User2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Chris Johnson">
            <text:p>Chris Johnson</text:p>
          </table:table-cell>
          <table:table-cell office:value-type="string" office:string-value="chrisjohnson@mail.com">
            <text:p>chrisjohnson@mail.com</text:p>
          </table:table-cell>
          <table:table-cell office:value-type="string" office:string-value="India">
            <text:p>India</text:p>
          </table:table-cell>
          <table:table-cell office:value-type="string" office:string-value="m'?_aKM&quot;">
            <text:p>m'?_aKM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3">
            <text:p>User2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example.com">
            <text:p>taylorjohnson@example.com</text:p>
          </table:table-cell>
          <table:table-cell office:value-type="string" office:string-value="USA">
            <text:p>USA</text:p>
          </table:table-cell>
          <table:table-cell office:value-type="string" office:string-value="t`'$aj#|">
            <text:p>t`'$aj#|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4">
            <text:p>User2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mail.com">
            <text:p>janedavis@mail.com</text:p>
          </table:table-cell>
          <table:table-cell office:value-type="string" office:string-value="Germany">
            <text:p>Germany</text:p>
          </table:table-cell>
          <table:table-cell office:value-type="string" office:string-value="&gt;Ba7od66">
            <text:p>&gt;Ba7od6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5">
            <text:p>User2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example.com">
            <text:p>janemoore@example.com</text:p>
          </table:table-cell>
          <table:table-cell office:value-type="string" office:string-value="UK">
            <text:p>UK</text:p>
          </table:table-cell>
          <table:table-cell office:value-type="string" office:string-value="EY,X0qAB">
            <text:p>EY,X0qA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6">
            <text:p>User2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Brown">
            <text:p>Sam Brown</text:p>
          </table:table-cell>
          <table:table-cell office:value-type="string" office:string-value="sambrown@example.com">
            <text:p>sambrown@example.com</text:p>
          </table:table-cell>
          <table:table-cell office:value-type="string" office:string-value="Canada">
            <text:p>Canada</text:p>
          </table:table-cell>
          <table:table-cell office:value-type="string" office:string-value="q|`'=AT(">
            <text:p>q|`'=AT(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7">
            <text:p>User2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Moore">
            <text:p>Chris Moore</text:p>
          </table:table-cell>
          <table:table-cell office:value-type="string" office:string-value="chrismoore@demo.com">
            <text:p>chrismoore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%1eO(^4^">
            <text:p>%1eO(^4^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8">
            <text:p>User2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demo.com">
            <text:p>taylorsmith@demo.com</text:p>
          </table:table-cell>
          <table:table-cell office:value-type="string" office:string-value="Germany">
            <text:p>Germany</text:p>
          </table:table-cell>
          <table:table-cell office:value-type="string" office:string-value="P=VZM;k=">
            <text:p>P=VZM;k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9">
            <text:p>User2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Chris Wilson">
            <text:p>Chris Wilson</text:p>
          </table:table-cell>
          <table:table-cell office:value-type="string" office:string-value="chriswilson@demo.com">
            <text:p>chris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v;O3#LhI">
            <text:p>v;O3#Lh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0">
            <text:p>User3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Johnson">
            <text:p>Sam Johnson</text:p>
          </table:table-cell>
          <table:table-cell office:value-type="string" office:string-value="samjohnson@demo.com">
            <text:p>samjohnson@demo.com</text:p>
          </table:table-cell>
          <table:table-cell office:value-type="string" office:string-value="Japan">
            <text:p>Japan</text:p>
          </table:table-cell>
          <table:table-cell office:value-type="string" office:string-value="y&lt;xF/_dx">
            <text:p>y&lt;xF/_d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1">
            <text:p>User3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example.com">
            <text:p>jordanjohnson@example.com</text:p>
          </table:table-cell>
          <table:table-cell office:value-type="string" office:string-value="France">
            <text:p>France</text:p>
          </table:table-cell>
          <table:table-cell office:value-type="string" office:string-value="|JnJ9Mq_">
            <text:p>|JnJ9Mq_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2">
            <text:p>User3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test.com">
            <text:p>janemoore@test.com</text:p>
          </table:table-cell>
          <table:table-cell office:value-type="string" office:string-value="Germany">
            <text:p>Germany</text:p>
          </table:table-cell>
          <table:table-cell office:value-type="string" office:string-value="`t30hhX0">
            <text:p>`t30hhX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3">
            <text:p>User3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example.com">
            <text:p>taylor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HZuUvQ7D">
            <text:p>HZuUvQ7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4">
            <text:p>User3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test.com">
            <text:p>janewilson@test.com</text:p>
          </table:table-cell>
          <table:table-cell office:value-type="string" office:string-value="Japan">
            <text:p>Japan</text:p>
          </table:table-cell>
          <table:table-cell office:value-type="string" office:string-value="ASY;%P7J">
            <text:p>ASY;%P7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5">
            <text:p>User3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example.com">
            <text:p>samdavis@example.com</text:p>
          </table:table-cell>
          <table:table-cell office:value-type="string" office:string-value="Canada">
            <text:p>Canada</text:p>
          </table:table-cell>
          <table:table-cell office:value-type="string" office:string-value="r-r^Weo)">
            <text:p>r-r^Weo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6">
            <text:p>User3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demo.com">
            <text:p>chrissmith@demo.com</text:p>
          </table:table-cell>
          <table:table-cell office:value-type="string" office:string-value="India">
            <text:p>India</text:p>
          </table:table-cell>
          <table:table-cell office:value-type="string" office:string-value="3?+UY@bR">
            <text:p>3?+UY@bR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7">
            <text:p>User3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Chris Miller">
            <text:p>Chris Miller</text:p>
          </table:table-cell>
          <table:table-cell office:value-type="string" office:string-value="chrismiller@example.com">
            <text:p>chrismiller@example.com</text:p>
          </table:table-cell>
          <table:table-cell office:value-type="string" office:string-value="USA">
            <text:p>USA</text:p>
          </table:table-cell>
          <table:table-cell office:value-type="string" office:string-value="=9]2,=M#">
            <text:p>=9]2,=M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8">
            <text:p>User3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example.com">
            <text:p>jordanjohnson@example.com</text:p>
          </table:table-cell>
          <table:table-cell office:value-type="string" office:string-value="India">
            <text:p>India</text:p>
          </table:table-cell>
          <table:table-cell office:value-type="string" office:string-value="h_P|[dTn">
            <text:p>h_P|[dT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39">
            <text:p>User3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Johnson">
            <text:p>Chris Johnson</text:p>
          </table:table-cell>
          <table:table-cell office:value-type="string" office:string-value="chrisjohnson@test.com">
            <text:p>chrisjohnson@test.com</text:p>
          </table:table-cell>
          <table:table-cell office:value-type="string" office:string-value="Canada">
            <text:p>Canada</text:p>
          </table:table-cell>
          <table:table-cell office:value-type="string" office:string-value="LOh.aeVH">
            <text:p>LOh.aeV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0">
            <text:p>User4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example.com">
            <text:p>chris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L~Nnr){K">
            <text:p>L~Nnr){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1">
            <text:p>User4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example.com">
            <text:p>chris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EcG!&quot;j(x">
            <text:p>EcG!"j(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2">
            <text:p>User4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Johnson">
            <text:p>Sam Johnson</text:p>
          </table:table-cell>
          <table:table-cell office:value-type="string" office:string-value="samjohnson@example.com">
            <text:p>samjohnson@example.com</text:p>
          </table:table-cell>
          <table:table-cell office:value-type="string" office:string-value="Japan">
            <text:p>Japan</text:p>
          </table:table-cell>
          <table:table-cell office:value-type="string" office:string-value="0&lt;Ao(+i(">
            <text:p>0&lt;Ao(+i(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3">
            <text:p>User4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rdan Wilson">
            <text:p>Jordan Wilson</text:p>
          </table:table-cell>
          <table:table-cell office:value-type="string" office:string-value="jordanwilson@example.com">
            <text:p>jordanwilson@example.com</text:p>
          </table:table-cell>
          <table:table-cell office:value-type="string" office:string-value="USA">
            <text:p>USA</text:p>
          </table:table-cell>
          <table:table-cell office:value-type="string" office:string-value="~)r)[V=O">
            <text:p>~)r)[V=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4">
            <text:p>User4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Wilson">
            <text:p>Chris Wilson</text:p>
          </table:table-cell>
          <table:table-cell office:value-type="string" office:string-value="chriswilson@mail.com">
            <text:p>chriswilson@mail.com</text:p>
          </table:table-cell>
          <table:table-cell office:value-type="string" office:string-value="USA">
            <text:p>USA</text:p>
          </table:table-cell>
          <table:table-cell office:value-type="string" office:string-value="u`W&lt;%(TB">
            <text:p>u`W&lt;%(T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5">
            <text:p>User4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demo.com">
            <text:p>janebrown@demo.com</text:p>
          </table:table-cell>
          <table:table-cell office:value-type="string" office:string-value="Germany">
            <text:p>Germany</text:p>
          </table:table-cell>
          <table:table-cell office:value-type="string" office:string-value=".H'*BY&gt;N">
            <text:p>.H'*BY&gt;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6">
            <text:p>User4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demo.com">
            <text:p>taylorjohnson@demo.com</text:p>
          </table:table-cell>
          <table:table-cell office:value-type="string" office:string-value="USA">
            <text:p>USA</text:p>
          </table:table-cell>
          <table:table-cell office:value-type="string" office:string-value="DNjGX&amp;f;">
            <text:p>DNjGX&amp;f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7">
            <text:p>User4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demo.com">
            <text:p>jordanmiller@demo.com</text:p>
          </table:table-cell>
          <table:table-cell office:value-type="string" office:string-value="Canada">
            <text:p>Canada</text:p>
          </table:table-cell>
          <table:table-cell office:value-type="string" office:string-value="a!~E)9}0">
            <text:p>a!~E)9}0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8">
            <text:p>User4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zIz#s,,g">
            <text:p>zIz#s,,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49">
            <text:p>User4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demo.com">
            <text:p>alex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PU;&lt;sQM[">
            <text:p>PU;&lt;sQM[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0">
            <text:p>User5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mail.com">
            <text:p>alextaylor@mail.com</text:p>
          </table:table-cell>
          <table:table-cell office:value-type="string" office:string-value="Japan">
            <text:p>Japan</text:p>
          </table:table-cell>
          <table:table-cell office:value-type="string" office:string-value="GXF^qki-">
            <text:p>GXF^qki-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1">
            <text:p>User5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test.com">
            <text:p>samdavis@test.com</text:p>
          </table:table-cell>
          <table:table-cell office:value-type="string" office:string-value="France">
            <text:p>France</text:p>
          </table:table-cell>
          <table:table-cell office:value-type="string" office:string-value="?]tf^N,2">
            <text:p>?]tf^N,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2">
            <text:p>User5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example.com">
            <text:p>jordanmiller@example.com</text:p>
          </table:table-cell>
          <table:table-cell office:value-type="string" office:string-value="USA">
            <text:p>USA</text:p>
          </table:table-cell>
          <table:table-cell office:value-type="string" office:string-value=";N_`l9Zp">
            <text:p>;N_`l9Z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3">
            <text:p>User5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test.com">
            <text:p>alexsmith@test.com</text:p>
          </table:table-cell>
          <table:table-cell office:value-type="string" office:string-value="UK">
            <text:p>UK</text:p>
          </table:table-cell>
          <table:table-cell office:value-type="string" office:string-value="[3f9d#Ai">
            <text:p>[3f9d#A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4">
            <text:p>User5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Brown">
            <text:p>Jordan Brown</text:p>
          </table:table-cell>
          <table:table-cell office:value-type="string" office:string-value="jordanbrown@test.com">
            <text:p>jordan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vzw^'*X/">
            <text:p>vzw^'*X/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5">
            <text:p>User5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example.com">
            <text:p>alex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V5Wd;R93">
            <text:p>V5Wd;R9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6">
            <text:p>User5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hn Johnson">
            <text:p>John Johnson</text:p>
          </table:table-cell>
          <table:table-cell office:value-type="string" office:string-value="johnjohnson@demo.com">
            <text:p>johnjohnson@demo.com</text:p>
          </table:table-cell>
          <table:table-cell office:value-type="string" office:string-value="USA">
            <text:p>USA</text:p>
          </table:table-cell>
          <table:table-cell office:value-type="string" office:string-value="j5~0=.@N">
            <text:p>j5~0=.@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7">
            <text:p>User5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Sam Brown">
            <text:p>Sam Brown</text:p>
          </table:table-cell>
          <table:table-cell office:value-type="string" office:string-value="sambrown@example.com">
            <text:p>sambrown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-cj!Hp_3">
            <text:p>-cj!Hp_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8">
            <text:p>User5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test.com">
            <text:p>alex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|2Sqh^0Z">
            <text:p>|2Sqh^0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59">
            <text:p>User5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&amp;mry:Y7c">
            <text:p>&amp;mry:Y7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0">
            <text:p>User6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Canada">
            <text:p>Canada</text:p>
          </table:table-cell>
          <table:table-cell office:value-type="string" office:string-value="h0&gt;iYf:)">
            <text:p>h0&gt;iYf: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1">
            <text:p>User6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example.com">
            <text:p>taylorsmith@example.com</text:p>
          </table:table-cell>
          <table:table-cell office:value-type="string" office:string-value="USA">
            <text:p>USA</text:p>
          </table:table-cell>
          <table:table-cell office:value-type="string" office:string-value="me\-Pbfv">
            <text:p>me\-Pbf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2">
            <text:p>User6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#I|u;:G,">
            <text:p>#I|u;:G,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3">
            <text:p>User6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mail.com">
            <text:p>morgansmith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#y&quot;j|^,`">
            <text:p>#y"j|^,`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4">
            <text:p>User6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Alex Johnson">
            <text:p>Alex Johnson</text:p>
          </table:table-cell>
          <table:table-cell office:value-type="string" office:string-value="alexjohnson@test.com">
            <text:p>alexjohn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V#PX+xKH">
            <text:p>V#PX+xK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5">
            <text:p>User6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example.com">
            <text:p>alexwilson@example.com</text:p>
          </table:table-cell>
          <table:table-cell office:value-type="string" office:string-value="Japan">
            <text:p>Japan</text:p>
          </table:table-cell>
          <table:table-cell office:value-type="string" office:string-value="U~uvh4F%">
            <text:p>U~uvh4F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6">
            <text:p>User6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hn Taylor">
            <text:p>John Taylor</text:p>
          </table:table-cell>
          <table:table-cell office:value-type="string" office:string-value="johntaylor@example.com">
            <text:p>johntaylor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d.\N5xri">
            <text:p>d.\N5xr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7">
            <text:p>User6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test.com">
            <text:p>alex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lwD[&quot;P!A">
            <text:p>lwD["P!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8">
            <text:p>User6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demo.com">
            <text:p>johnsmith@demo.com</text:p>
          </table:table-cell>
          <table:table-cell office:value-type="string" office:string-value="India">
            <text:p>India</text:p>
          </table:table-cell>
          <table:table-cell office:value-type="string" office:string-value="\Bcro&lt;$T">
            <text:p>\Bcro&lt;$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69">
            <text:p>User6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Japan">
            <text:p>Japan</text:p>
          </table:table-cell>
          <table:table-cell office:value-type="string" office:string-value="8:&quot;b5.&quot;c">
            <text:p>8:"b5."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0">
            <text:p>User7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Chris Moore">
            <text:p>Chris Moore</text:p>
          </table:table-cell>
          <table:table-cell office:value-type="string" office:string-value="chrismoore@demo.com">
            <text:p>chrismoore@demo.com</text:p>
          </table:table-cell>
          <table:table-cell office:value-type="string" office:string-value="UK">
            <text:p>UK</text:p>
          </table:table-cell>
          <table:table-cell office:value-type="string" office:string-value="TT'5r}pu">
            <text:p>TT'5r}p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1">
            <text:p>User7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demo.com">
            <text:p>chrissmith@demo.com</text:p>
          </table:table-cell>
          <table:table-cell office:value-type="string" office:string-value="UK">
            <text:p>UK</text:p>
          </table:table-cell>
          <table:table-cell office:value-type="string" office:string-value="8g8|q.{p">
            <text:p>8g8|q.{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2">
            <text:p>User7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mail.com">
            <text:p>morganmiller@mail.com</text:p>
          </table:table-cell>
          <table:table-cell office:value-type="string" office:string-value="Germany">
            <text:p>Germany</text:p>
          </table:table-cell>
          <table:table-cell office:value-type="string" office:string-value="L#Cevnvu">
            <text:p>L#Cevnv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3">
            <text:p>User7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mail.com">
            <text:p>chrisdavis@mail.com</text:p>
          </table:table-cell>
          <table:table-cell office:value-type="string" office:string-value="Japan">
            <text:p>Japan</text:p>
          </table:table-cell>
          <table:table-cell office:value-type="string" office:string-value="?w|e{58}">
            <text:p>?w|e{58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4">
            <text:p>User7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Brown">
            <text:p>Taylor Brown</text:p>
          </table:table-cell>
          <table:table-cell office:value-type="string" office:string-value="taylorbrown@mail.com">
            <text:p>taylorbrown@mail.com</text:p>
          </table:table-cell>
          <table:table-cell office:value-type="string" office:string-value="Germany">
            <text:p>Germany</text:p>
          </table:table-cell>
          <table:table-cell office:value-type="string" office:string-value="?gU~rP3:">
            <text:p>?gU~rP3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5">
            <text:p>User7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mail.com">
            <text:p>janewilson@mail.com</text:p>
          </table:table-cell>
          <table:table-cell office:value-type="string" office:string-value="USA">
            <text:p>USA</text:p>
          </table:table-cell>
          <table:table-cell office:value-type="string" office:string-value="^/HdMx&gt;V">
            <text:p>^/HdMx&gt;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6">
            <text:p>User7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ane Miller">
            <text:p>Jane Miller</text:p>
          </table:table-cell>
          <table:table-cell office:value-type="string" office:string-value="janemiller@test.com">
            <text:p>janemiller@test.com</text:p>
          </table:table-cell>
          <table:table-cell office:value-type="string" office:string-value="India">
            <text:p>India</text:p>
          </table:table-cell>
          <table:table-cell office:value-type="string" office:string-value="j#W-@w|`">
            <text:p>j#W-@w|`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7">
            <text:p>User7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France">
            <text:p>France</text:p>
          </table:table-cell>
          <table:table-cell office:value-type="string" office:string-value="WRq}Rqec">
            <text:p>WRq}Rqe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8">
            <text:p>User7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Davis">
            <text:p>Jordan Davis</text:p>
          </table:table-cell>
          <table:table-cell office:value-type="string" office:string-value="jordandavis@demo.com">
            <text:p>jordandavis@demo.com</text:p>
          </table:table-cell>
          <table:table-cell office:value-type="string" office:string-value="UK">
            <text:p>UK</text:p>
          </table:table-cell>
          <table:table-cell office:value-type="string" office:string-value="ra-]9Ge#">
            <text:p>ra-]9Ge#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79">
            <text:p>User7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mail.com">
            <text:p>taylorwilson@mail.com</text:p>
          </table:table-cell>
          <table:table-cell office:value-type="string" office:string-value="India">
            <text:p>India</text:p>
          </table:table-cell>
          <table:table-cell office:value-type="string" office:string-value="=hig\phv">
            <text:p>=hig\ph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0">
            <text:p>User8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Wilson">
            <text:p>Jordan Wilson</text:p>
          </table:table-cell>
          <table:table-cell office:value-type="string" office:string-value="jordanwilson@demo.com">
            <text:p>jordan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ZrgwBYN@">
            <text:p>ZrgwBYN@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1">
            <text:p>User8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Sam Taylor">
            <text:p>Sam Taylor</text:p>
          </table:table-cell>
          <table:table-cell office:value-type="string" office:string-value="samtaylor@example.com">
            <text:p>samtaylor@example.com</text:p>
          </table:table-cell>
          <table:table-cell office:value-type="string" office:string-value="USA">
            <text:p>USA</text:p>
          </table:table-cell>
          <table:table-cell office:value-type="string" office:string-value="?-/eur7C">
            <text:p>?-/eur7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2">
            <text:p>User8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Sam Taylor">
            <text:p>Sam Taylor</text:p>
          </table:table-cell>
          <table:table-cell office:value-type="string" office:string-value="samtaylor@example.com">
            <text:p>samtaylor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'$&amp;a?{&lt;^">
            <text:p>'$&amp;a?{&lt;^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3">
            <text:p>User8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example.com">
            <text:p>johnsmith@example.com</text:p>
          </table:table-cell>
          <table:table-cell office:value-type="string" office:string-value="France">
            <text:p>France</text:p>
          </table:table-cell>
          <table:table-cell office:value-type="string" office:string-value="etiy.t{V">
            <text:p>etiy.t{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4">
            <text:p>User8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test.com">
            <text:p>samsmith@test.com</text:p>
          </table:table-cell>
          <table:table-cell office:value-type="string" office:string-value="France">
            <text:p>France</text:p>
          </table:table-cell>
          <table:table-cell office:value-type="string" office:string-value="Pd/(2gRz">
            <text:p>Pd/(2gR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5">
            <text:p>User8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Canada">
            <text:p>Canada</text:p>
          </table:table-cell>
          <table:table-cell office:value-type="string" office:string-value="pw.P6,\Z">
            <text:p>pw.P6,\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6">
            <text:p>User8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example.com">
            <text:p>janebrown@example.com</text:p>
          </table:table-cell>
          <table:table-cell office:value-type="string" office:string-value="USA">
            <text:p>USA</text:p>
          </table:table-cell>
          <table:table-cell office:value-type="string" office:string-value="-~=A3C(Z">
            <text:p>-~=A3C(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7">
            <text:p>User8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hn Wilson">
            <text:p>John Wilson</text:p>
          </table:table-cell>
          <table:table-cell office:value-type="string" office:string-value="johnwilson@demo.com">
            <text:p>johnwilson@demo.com</text:p>
          </table:table-cell>
          <table:table-cell office:value-type="string" office:string-value="UK">
            <text:p>UK</text:p>
          </table:table-cell>
          <table:table-cell office:value-type="string" office:string-value="(Qx;;&amp;cq">
            <text:p>(Qx;;&amp;c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8">
            <text:p>User8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test.com">
            <text:p>samwilson@test.com</text:p>
          </table:table-cell>
          <table:table-cell office:value-type="string" office:string-value="USA">
            <text:p>USA</text:p>
          </table:table-cell>
          <table:table-cell office:value-type="string" office:string-value="#nT*L[X/">
            <text:p>#nT*L[X/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89">
            <text:p>User8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demo.com">
            <text:p>taylorsmith@demo.com</text:p>
          </table:table-cell>
          <table:table-cell office:value-type="string" office:string-value="Germany">
            <text:p>Germany</text:p>
          </table:table-cell>
          <table:table-cell office:value-type="string" office:string-value="C;0/19F3">
            <text:p>C;0/19F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0">
            <text:p>User9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demo.com">
            <text:p>alexwilson@demo.com</text:p>
          </table:table-cell>
          <table:table-cell office:value-type="string" office:string-value="India">
            <text:p>India</text:p>
          </table:table-cell>
          <table:table-cell office:value-type="string" office:string-value="m$bHihrO">
            <text:p>m$bHihr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1">
            <text:p>User9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mail.com">
            <text:p>taylorwilson@mail.com</text:p>
          </table:table-cell>
          <table:table-cell office:value-type="string" office:string-value="Canada">
            <text:p>Canada</text:p>
          </table:table-cell>
          <table:table-cell office:value-type="string" office:string-value="zk7?82hW">
            <text:p>zk7?82h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2">
            <text:p>User9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Taylor">
            <text:p>Chris Taylor</text:p>
          </table:table-cell>
          <table:table-cell office:value-type="string" office:string-value="christaylor@example.com">
            <text:p>christaylor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,6$-&amp;}l{">
            <text:p>,6$-&amp;}l{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3">
            <text:p>User9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mail.com">
            <text:p>janedavis@mail.com</text:p>
          </table:table-cell>
          <table:table-cell office:value-type="string" office:string-value="Japan">
            <text:p>Japan</text:p>
          </table:table-cell>
          <table:table-cell office:value-type="string" office:string-value="@^U:].WZ">
            <text:p>@^U:].W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4">
            <text:p>User9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demo.com">
            <text:p>janedavis@demo.com</text:p>
          </table:table-cell>
          <table:table-cell office:value-type="string" office:string-value="UK">
            <text:p>UK</text:p>
          </table:table-cell>
          <table:table-cell office:value-type="string" office:string-value="S&quot;Jg@KeO">
            <text:p>S"Jg@Ke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5">
            <text:p>User9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Smith">
            <text:p>Taylor Smith</text:p>
          </table:table-cell>
          <table:table-cell office:value-type="string" office:string-value="taylorsmith@test.com">
            <text:p>taylorsmith@test.com</text:p>
          </table:table-cell>
          <table:table-cell office:value-type="string" office:string-value="India">
            <text:p>India</text:p>
          </table:table-cell>
          <table:table-cell office:value-type="string" office:string-value="EXq_n&gt;oq">
            <text:p>EXq_n&gt;o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6">
            <text:p>User9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Taylor">
            <text:p>Morgan Taylor</text:p>
          </table:table-cell>
          <table:table-cell office:value-type="string" office:string-value="morgantaylor@demo.com">
            <text:p>morgantaylor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hqJuEE(D">
            <text:p>hqJuEE(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7">
            <text:p>User9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example.com">
            <text:p>morgansmith@example.com</text:p>
          </table:table-cell>
          <table:table-cell office:value-type="string" office:string-value="France">
            <text:p>France</text:p>
          </table:table-cell>
          <table:table-cell office:value-type="string" office:string-value="Ejhh&gt;}9N">
            <text:p>Ejhh&gt;}9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8">
            <text:p>User9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mail.com">
            <text:p>janemoore@mail.com</text:p>
          </table:table-cell>
          <table:table-cell office:value-type="string" office:string-value="UK">
            <text:p>UK</text:p>
          </table:table-cell>
          <table:table-cell office:value-type="string" office:string-value="^&amp;Lb[Yp%">
            <text:p>^&amp;Lb[Yp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99">
            <text:p>User9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mail.com">
            <text:p>samdavis@mail.com</text:p>
          </table:table-cell>
          <table:table-cell office:value-type="string" office:string-value="UK">
            <text:p>UK</text:p>
          </table:table-cell>
          <table:table-cell office:value-type="string" office:string-value="s6*ek_g$">
            <text:p>s6*ek_g$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0">
            <text:p>User10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example.com">
            <text:p>janejohnson@example.com</text:p>
          </table:table-cell>
          <table:table-cell office:value-type="string" office:string-value="USA">
            <text:p>USA</text:p>
          </table:table-cell>
          <table:table-cell office:value-type="string" office:string-value="nLV`7#RC">
            <text:p>nLV`7#R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1">
            <text:p>User10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demo.com">
            <text:p>taylorjohnson@demo.com</text:p>
          </table:table-cell>
          <table:table-cell office:value-type="string" office:string-value="Canada">
            <text:p>Canada</text:p>
          </table:table-cell>
          <table:table-cell office:value-type="string" office:string-value="~QGMxCbP">
            <text:p>~QGMxCb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2">
            <text:p>User10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demo.com">
            <text:p>alexbrown@demo.com</text:p>
          </table:table-cell>
          <table:table-cell office:value-type="string" office:string-value="UK">
            <text:p>UK</text:p>
          </table:table-cell>
          <table:table-cell office:value-type="string" office:string-value="hX`:]X!n">
            <text:p>hX`:]X!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3">
            <text:p>User10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example.com">
            <text:p>alexwilson@example.com</text:p>
          </table:table-cell>
          <table:table-cell office:value-type="string" office:string-value="UK">
            <text:p>UK</text:p>
          </table:table-cell>
          <table:table-cell office:value-type="string" office:string-value="j8L{WK&amp;*">
            <text:p>j8L{WK&amp;*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4">
            <text:p>User10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demo.com">
            <text:p>morgansmith@demo.com</text:p>
          </table:table-cell>
          <table:table-cell office:value-type="string" office:string-value="UK">
            <text:p>UK</text:p>
          </table:table-cell>
          <table:table-cell office:value-type="string" office:string-value="tD,/l?SD">
            <text:p>tD,/l?S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5">
            <text:p>User10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mail.com">
            <text:p>janesmith@mail.com</text:p>
          </table:table-cell>
          <table:table-cell office:value-type="string" office:string-value="France">
            <text:p>France</text:p>
          </table:table-cell>
          <table:table-cell office:value-type="string" office:string-value="H7l)s_GD">
            <text:p>H7l)s_G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6">
            <text:p>User10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ohn Taylor">
            <text:p>John Taylor</text:p>
          </table:table-cell>
          <table:table-cell office:value-type="string" office:string-value="johntaylor@example.com">
            <text:p>johntaylor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w=V0zW%q">
            <text:p>w=V0zW%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7">
            <text:p>User10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Miller">
            <text:p>Alex Miller</text:p>
          </table:table-cell>
          <table:table-cell office:value-type="string" office:string-value="alexmiller@example.com">
            <text:p>alexmiller@example.com</text:p>
          </table:table-cell>
          <table:table-cell office:value-type="string" office:string-value="France">
            <text:p>France</text:p>
          </table:table-cell>
          <table:table-cell office:value-type="string" office:string-value="#UV+|[&lt;=">
            <text:p>#UV+|[&lt;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8">
            <text:p>User10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mail.com">
            <text:p>janedavis@mail.com</text:p>
          </table:table-cell>
          <table:table-cell office:value-type="string" office:string-value="Germany">
            <text:p>Germany</text:p>
          </table:table-cell>
          <table:table-cell office:value-type="string" office:string-value="e{5}waJn">
            <text:p>e{5}waJ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09">
            <text:p>User10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Taylor Taylor">
            <text:p>Taylor Taylor</text:p>
          </table:table-cell>
          <table:table-cell office:value-type="string" office:string-value="taylortaylor@mail.com">
            <text:p>taylortaylor@mail.com</text:p>
          </table:table-cell>
          <table:table-cell office:value-type="string" office:string-value="Japan">
            <text:p>Japan</text:p>
          </table:table-cell>
          <table:table-cell office:value-type="string" office:string-value="+omaq_QV">
            <text:p>+omaq_Q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0">
            <text:p>User11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Wilson">
            <text:p>Morgan Wilson</text:p>
          </table:table-cell>
          <table:table-cell office:value-type="string" office:string-value="morganwilson@demo.com">
            <text:p>morganwilson@demo.com</text:p>
          </table:table-cell>
          <table:table-cell office:value-type="string" office:string-value="Canada">
            <text:p>Canada</text:p>
          </table:table-cell>
          <table:table-cell office:value-type="string" office:string-value="23:^kF^=">
            <text:p>23:^kF^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1">
            <text:p>User11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Johnson">
            <text:p>Morgan Johnson</text:p>
          </table:table-cell>
          <table:table-cell office:value-type="string" office:string-value="morganjohnson@mail.com">
            <text:p>morganjohnson@mail.com</text:p>
          </table:table-cell>
          <table:table-cell office:value-type="string" office:string-value="Japan">
            <text:p>Japan</text:p>
          </table:table-cell>
          <table:table-cell office:value-type="string" office:string-value="(95)6&quot;Qm">
            <text:p>(95)6"Q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2">
            <text:p>User11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example.com">
            <text:p>alextaylor@example.com</text:p>
          </table:table-cell>
          <table:table-cell office:value-type="string" office:string-value="Canada">
            <text:p>Canada</text:p>
          </table:table-cell>
          <table:table-cell office:value-type="string" office:string-value="bt{Eo%:}">
            <text:p>bt{Eo%: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3">
            <text:p>User11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hn Davis">
            <text:p>John Davis</text:p>
          </table:table-cell>
          <table:table-cell office:value-type="string" office:string-value="johndavis@demo.com">
            <text:p>johndavis@demo.com</text:p>
          </table:table-cell>
          <table:table-cell office:value-type="string" office:string-value="USA">
            <text:p>USA</text:p>
          </table:table-cell>
          <table:table-cell office:value-type="string" office:string-value="S!I^`G-t">
            <text:p>S!I^`G-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4">
            <text:p>User11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hn Brown">
            <text:p>John Brown</text:p>
          </table:table-cell>
          <table:table-cell office:value-type="string" office:string-value="johnbrown@demo.com">
            <text:p>johnbrown@demo.com</text:p>
          </table:table-cell>
          <table:table-cell office:value-type="string" office:string-value="France">
            <text:p>France</text:p>
          </table:table-cell>
          <table:table-cell office:value-type="string" office:string-value="\dDmL&quot;Sf">
            <text:p>\dDmL"S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5">
            <text:p>User11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ohn Brown">
            <text:p>John Brown</text:p>
          </table:table-cell>
          <table:table-cell office:value-type="string" office:string-value="johnbrown@example.com">
            <text:p>johnbrown@example.com</text:p>
          </table:table-cell>
          <table:table-cell office:value-type="string" office:string-value="Japan">
            <text:p>Japan</text:p>
          </table:table-cell>
          <table:table-cell office:value-type="string" office:string-value="70FA7#4K">
            <text:p>70FA7#4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6">
            <text:p>User11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demo.com">
            <text:p>jordanjohnson@demo.com</text:p>
          </table:table-cell>
          <table:table-cell office:value-type="string" office:string-value="UK">
            <text:p>UK</text:p>
          </table:table-cell>
          <table:table-cell office:value-type="string" office:string-value="h=YI$2Y|">
            <text:p>h=YI$2Y|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7">
            <text:p>User11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example.com">
            <text:p>alexbrown@example.com</text:p>
          </table:table-cell>
          <table:table-cell office:value-type="string" office:string-value="UK">
            <text:p>UK</text:p>
          </table:table-cell>
          <table:table-cell office:value-type="string" office:string-value="5.9@8AIp">
            <text:p>5.9@8AI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8">
            <text:p>User11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test.com">
            <text:p>morganbrown@test.com</text:p>
          </table:table-cell>
          <table:table-cell office:value-type="string" office:string-value="Japan">
            <text:p>Japan</text:p>
          </table:table-cell>
          <table:table-cell office:value-type="string" office:string-value="(1L~/p`a">
            <text:p>(1L~/p`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19">
            <text:p>User11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USA">
            <text:p>USA</text:p>
          </table:table-cell>
          <table:table-cell office:value-type="string" office:string-value="&quot;?;4qqPa">
            <text:p>"?;4qqP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0">
            <text:p>User12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mail.com">
            <text:p>alexsmith@mail.com</text:p>
          </table:table-cell>
          <table:table-cell office:value-type="string" office:string-value="UK">
            <text:p>UK</text:p>
          </table:table-cell>
          <table:table-cell office:value-type="string" office:string-value="i[q&lt;?,`o">
            <text:p>i[q&lt;?,`o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1">
            <text:p>User12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Taylor Miller">
            <text:p>Taylor Miller</text:p>
          </table:table-cell>
          <table:table-cell office:value-type="string" office:string-value="taylormiller@test.com">
            <text:p>taylormiller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uo){RvU]">
            <text:p>uo){RvU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2">
            <text:p>User12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example.com">
            <text:p>janewilson@example.com</text:p>
          </table:table-cell>
          <table:table-cell office:value-type="string" office:string-value="USA">
            <text:p>USA</text:p>
          </table:table-cell>
          <table:table-cell office:value-type="string" office:string-value="12N^]FyA">
            <text:p>12N^]Fy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3">
            <text:p>User12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test.com">
            <text:p>samwilson@test.com</text:p>
          </table:table-cell>
          <table:table-cell office:value-type="string" office:string-value="Canada">
            <text:p>Canada</text:p>
          </table:table-cell>
          <table:table-cell office:value-type="string" office:string-value="v8Nj#Y1z">
            <text:p>v8Nj#Y1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4">
            <text:p>User12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Morgan Wilson">
            <text:p>Morgan Wilson</text:p>
          </table:table-cell>
          <table:table-cell office:value-type="string" office:string-value="morganwilson@demo.com">
            <text:p>morganwilson@demo.com</text:p>
          </table:table-cell>
          <table:table-cell office:value-type="string" office:string-value="UK">
            <text:p>UK</text:p>
          </table:table-cell>
          <table:table-cell office:value-type="string" office:string-value="1Qdj)19&gt;">
            <text:p>1Qdj)19&gt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5">
            <text:p>User12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Davis">
            <text:p>Jane Davis</text:p>
          </table:table-cell>
          <table:table-cell office:value-type="string" office:string-value="janedavis@test.com">
            <text:p>janedavis@test.com</text:p>
          </table:table-cell>
          <table:table-cell office:value-type="string" office:string-value="India">
            <text:p>India</text:p>
          </table:table-cell>
          <table:table-cell office:value-type="string" office:string-value="Dd,$R'Fz">
            <text:p>Dd,$R'F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6">
            <text:p>User12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test.com">
            <text:p>johnsmith@test.com</text:p>
          </table:table-cell>
          <table:table-cell office:value-type="string" office:string-value="Germany">
            <text:p>Germany</text:p>
          </table:table-cell>
          <table:table-cell office:value-type="string" office:string-value="5K)&gt;0hF:">
            <text:p>5K)&gt;0hF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7">
            <text:p>User12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Germany">
            <text:p>Germany</text:p>
          </table:table-cell>
          <table:table-cell office:value-type="string" office:string-value="^/N&amp;&quot;X%l">
            <text:p>^/N&amp;"X%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8">
            <text:p>User12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Smith">
            <text:p>Jordan Smith</text:p>
          </table:table-cell>
          <table:table-cell office:value-type="string" office:string-value="jordansmith@mail.com">
            <text:p>jordansmith@mail.com</text:p>
          </table:table-cell>
          <table:table-cell office:value-type="string" office:string-value="UK">
            <text:p>UK</text:p>
          </table:table-cell>
          <table:table-cell office:value-type="string" office:string-value="/},L(8:Y">
            <text:p>/},L(8: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29">
            <text:p>User12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Brown">
            <text:p>Taylor Brown</text:p>
          </table:table-cell>
          <table:table-cell office:value-type="string" office:string-value="taylorbrown@demo.com">
            <text:p>taylorbrown@demo.com</text:p>
          </table:table-cell>
          <table:table-cell office:value-type="string" office:string-value="Japan">
            <text:p>Japan</text:p>
          </table:table-cell>
          <table:table-cell office:value-type="string" office:string-value="[?BkK`&amp;2">
            <text:p>[?BkK`&amp;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0">
            <text:p>User13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ordan Smith">
            <text:p>Jordan Smith</text:p>
          </table:table-cell>
          <table:table-cell office:value-type="string" office:string-value="jordansmith@test.com">
            <text:p>jordansmith@test.com</text:p>
          </table:table-cell>
          <table:table-cell office:value-type="string" office:string-value="India">
            <text:p>India</text:p>
          </table:table-cell>
          <table:table-cell office:value-type="string" office:string-value="|,I@{~1N">
            <text:p>|,I@{~1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1">
            <text:p>User13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ane Miller">
            <text:p>Jane Miller</text:p>
          </table:table-cell>
          <table:table-cell office:value-type="string" office:string-value="janemiller@mail.com">
            <text:p>janemiller@mail.com</text:p>
          </table:table-cell>
          <table:table-cell office:value-type="string" office:string-value="USA">
            <text:p>USA</text:p>
          </table:table-cell>
          <table:table-cell office:value-type="string" office:string-value="Tuuyv@XM">
            <text:p>Tuuyv@X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2">
            <text:p>User13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Germany">
            <text:p>Germany</text:p>
          </table:table-cell>
          <table:table-cell office:value-type="string" office:string-value="k&gt;eLZ0S$">
            <text:p>k&gt;eLZ0S$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3">
            <text:p>User13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test.com">
            <text:p>sammiller@test.com</text:p>
          </table:table-cell>
          <table:table-cell office:value-type="string" office:string-value="USA">
            <text:p>USA</text:p>
          </table:table-cell>
          <table:table-cell office:value-type="string" office:string-value="jGz}l%*K">
            <text:p>jGz}l%*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4">
            <text:p>User13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test.com">
            <text:p>janejohnson@test.com</text:p>
          </table:table-cell>
          <table:table-cell office:value-type="string" office:string-value="Canada">
            <text:p>Canada</text:p>
          </table:table-cell>
          <table:table-cell office:value-type="string" office:string-value="~1/c]rdU">
            <text:p>~1/c]rd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5">
            <text:p>User13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rdan Davis">
            <text:p>Jordan Davis</text:p>
          </table:table-cell>
          <table:table-cell office:value-type="string" office:string-value="jordandavis@example.com">
            <text:p>jordandavis@example.com</text:p>
          </table:table-cell>
          <table:table-cell office:value-type="string" office:string-value="France">
            <text:p>France</text:p>
          </table:table-cell>
          <table:table-cell office:value-type="string" office:string-value="1|nzA7HJ">
            <text:p>1|nzA7HJ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6">
            <text:p>User13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ohn Brown">
            <text:p>John Brown</text:p>
          </table:table-cell>
          <table:table-cell office:value-type="string" office:string-value="johnbrown@demo.com">
            <text:p>johnbrown@demo.com</text:p>
          </table:table-cell>
          <table:table-cell office:value-type="string" office:string-value="USA">
            <text:p>USA</text:p>
          </table:table-cell>
          <table:table-cell office:value-type="string" office:string-value="Lgkon1+Z">
            <text:p>Lgkon1+Z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7">
            <text:p>User13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UK">
            <text:p>UK</text:p>
          </table:table-cell>
          <table:table-cell office:value-type="string" office:string-value="-536*C#K">
            <text:p>-536*C#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8">
            <text:p>User13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USA">
            <text:p>USA</text:p>
          </table:table-cell>
          <table:table-cell office:value-type="string" office:string-value="oTJYzLAp">
            <text:p>oTJYzLA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39">
            <text:p>User13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Chris Taylor">
            <text:p>Chris Taylor</text:p>
          </table:table-cell>
          <table:table-cell office:value-type="string" office:string-value="christaylor@demo.com">
            <text:p>christaylor@demo.com</text:p>
          </table:table-cell>
          <table:table-cell office:value-type="string" office:string-value="Japan">
            <text:p>Japan</text:p>
          </table:table-cell>
          <table:table-cell office:value-type="string" office:string-value="AUhlFAZ{">
            <text:p>AUhlFAZ{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0">
            <text:p>User14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Sam Miller">
            <text:p>Sam Miller</text:p>
          </table:table-cell>
          <table:table-cell office:value-type="string" office:string-value="sammiller@example.com">
            <text:p>sammiller@example.com</text:p>
          </table:table-cell>
          <table:table-cell office:value-type="string" office:string-value="France">
            <text:p>France</text:p>
          </table:table-cell>
          <table:table-cell office:value-type="string" office:string-value="N)!DWI0I">
            <text:p>N)!DWI0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1">
            <text:p>User14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example.com">
            <text:p>janebrown@example.com</text:p>
          </table:table-cell>
          <table:table-cell office:value-type="string" office:string-value="UK">
            <text:p>UK</text:p>
          </table:table-cell>
          <table:table-cell office:value-type="string" office:string-value="F`.BB_ty">
            <text:p>F`.BB_t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2">
            <text:p>User14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Sam Davis">
            <text:p>Sam Davis</text:p>
          </table:table-cell>
          <table:table-cell office:value-type="string" office:string-value="samdavis@mail.com">
            <text:p>samdavis@mail.com</text:p>
          </table:table-cell>
          <table:table-cell office:value-type="string" office:string-value="USA">
            <text:p>USA</text:p>
          </table:table-cell>
          <table:table-cell office:value-type="string" office:string-value="_V6#[0Jg">
            <text:p>_V6#[0J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3">
            <text:p>User14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Taylor">
            <text:p>Taylor Taylor</text:p>
          </table:table-cell>
          <table:table-cell office:value-type="string" office:string-value="taylortaylor@test.com">
            <text:p>taylortaylor@test.com</text:p>
          </table:table-cell>
          <table:table-cell office:value-type="string" office:string-value="France">
            <text:p>France</text:p>
          </table:table-cell>
          <table:table-cell office:value-type="string" office:string-value=".|3&amp;X'%=">
            <text:p>.|3&amp;X'%=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4">
            <text:p>User14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Brown">
            <text:p>Chris Brown</text:p>
          </table:table-cell>
          <table:table-cell office:value-type="string" office:string-value="chrisbrown@mail.com">
            <text:p>chrisbrown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})](UJ-;">
            <text:p>})](UJ-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5">
            <text:p>User14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ordan Moore">
            <text:p>Jordan Moore</text:p>
          </table:table-cell>
          <table:table-cell office:value-type="string" office:string-value="jordanmoore@demo.com">
            <text:p>jordanmoore@demo.com</text:p>
          </table:table-cell>
          <table:table-cell office:value-type="string" office:string-value="France">
            <text:p>France</text:p>
          </table:table-cell>
          <table:table-cell office:value-type="string" office:string-value="lY1PXm47">
            <text:p>lY1PXm4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6">
            <text:p>User14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example.com">
            <text:p>janesmith@example.com</text:p>
          </table:table-cell>
          <table:table-cell office:value-type="string" office:string-value="UK">
            <text:p>UK</text:p>
          </table:table-cell>
          <table:table-cell office:value-type="string" office:string-value="nYTT-3x&gt;">
            <text:p>nYTT-3x&gt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7">
            <text:p>User14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ane Miller">
            <text:p>Jane Miller</text:p>
          </table:table-cell>
          <table:table-cell office:value-type="string" office:string-value="janemiller@demo.com">
            <text:p>janemiller@demo.com</text:p>
          </table:table-cell>
          <table:table-cell office:value-type="string" office:string-value="UK">
            <text:p>UK</text:p>
          </table:table-cell>
          <table:table-cell office:value-type="string" office:string-value="n7:-vGN4">
            <text:p>n7:-vGN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8">
            <text:p>User14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^&lt;ET&amp;Cnd">
            <text:p>^&lt;ET&amp;Cn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49">
            <text:p>User14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Brown">
            <text:p>Taylor Brown</text:p>
          </table:table-cell>
          <table:table-cell office:value-type="string" office:string-value="taylorbrown@test.com">
            <text:p>taylorbrow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xwRV&lt;g5P">
            <text:p>xwRV&lt;g5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0">
            <text:p>User15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mail.com">
            <text:p>morganmiller@mail.com</text:p>
          </table:table-cell>
          <table:table-cell office:value-type="string" office:string-value="India">
            <text:p>India</text:p>
          </table:table-cell>
          <table:table-cell office:value-type="string" office:string-value="=0y&lt;.XXD">
            <text:p>=0y&lt;.XX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1">
            <text:p>User15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test.com">
            <text:p>janejohnson@test.com</text:p>
          </table:table-cell>
          <table:table-cell office:value-type="string" office:string-value="Germany">
            <text:p>Germany</text:p>
          </table:table-cell>
          <table:table-cell office:value-type="string" office:string-value="E5kljEf1">
            <text:p>E5kljEf1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2">
            <text:p>User15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test.com">
            <text:p>janebrown@test.com</text:p>
          </table:table-cell>
          <table:table-cell office:value-type="string" office:string-value="France">
            <text:p>France</text:p>
          </table:table-cell>
          <table:table-cell office:value-type="string" office:string-value="^GusuG,H">
            <text:p>^GusuG,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3">
            <text:p>User15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test.com">
            <text:p>alexbrown@test.com</text:p>
          </table:table-cell>
          <table:table-cell office:value-type="string" office:string-value="Japan">
            <text:p>Japan</text:p>
          </table:table-cell>
          <table:table-cell office:value-type="string" office:string-value="&gt;:ZQ6bft">
            <text:p>&gt;:ZQ6bft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4">
            <text:p>User15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demo.com">
            <text:p>morganmiller@demo.com</text:p>
          </table:table-cell>
          <table:table-cell office:value-type="string" office:string-value="France">
            <text:p>France</text:p>
          </table:table-cell>
          <table:table-cell office:value-type="string" office:string-value="B0&gt;bP+\E">
            <text:p>B0&gt;bP+\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5">
            <text:p>User15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test.com">
            <text:p>samwil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zzK0jfo6">
            <text:p>zzK0jfo6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6">
            <text:p>User15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Moore">
            <text:p>Jane Moore</text:p>
          </table:table-cell>
          <table:table-cell office:value-type="string" office:string-value="janemoore@example.com">
            <text:p>janemoore@example.com</text:p>
          </table:table-cell>
          <table:table-cell office:value-type="string" office:string-value="Canada">
            <text:p>Canada</text:p>
          </table:table-cell>
          <table:table-cell office:value-type="string" office:string-value="[TtY,R(D">
            <text:p>[TtY,R(D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7">
            <text:p>User15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Miller">
            <text:p>Morgan Miller</text:p>
          </table:table-cell>
          <table:table-cell office:value-type="string" office:string-value="morganmiller@example.com">
            <text:p>morganmiller@example.com</text:p>
          </table:table-cell>
          <table:table-cell office:value-type="string" office:string-value="USA">
            <text:p>USA</text:p>
          </table:table-cell>
          <table:table-cell office:value-type="string" office:string-value="$A[\wBZ%">
            <text:p>$A[\wBZ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8">
            <text:p>User15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Canada">
            <text:p>Canada</text:p>
          </table:table-cell>
          <table:table-cell office:value-type="string" office:string-value="Bk4eR^Ms">
            <text:p>Bk4eR^Ms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59">
            <text:p>User15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Morgan Davis">
            <text:p>Morgan Davis</text:p>
          </table:table-cell>
          <table:table-cell office:value-type="string" office:string-value="morgandavis@mail.com">
            <text:p>morgandavis@mail.com</text:p>
          </table:table-cell>
          <table:table-cell office:value-type="string" office:string-value="Canada">
            <text:p>Canada</text:p>
          </table:table-cell>
          <table:table-cell office:value-type="string" office:string-value="lz&amp;{K^9}">
            <text:p>lz&amp;{K^9}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0">
            <text:p>User16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example.com">
            <text:p>samsmith@example.com</text:p>
          </table:table-cell>
          <table:table-cell office:value-type="string" office:string-value="Canada">
            <text:p>Canada</text:p>
          </table:table-cell>
          <table:table-cell office:value-type="string" office:string-value="VX0zBt9e">
            <text:p>VX0zBt9e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1">
            <text:p>User16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Davis">
            <text:p>Taylor Davis</text:p>
          </table:table-cell>
          <table:table-cell office:value-type="string" office:string-value="taylordavis@mail.com">
            <text:p>taylordavis@mail.com</text:p>
          </table:table-cell>
          <table:table-cell office:value-type="string" office:string-value="Japan">
            <text:p>Japan</text:p>
          </table:table-cell>
          <table:table-cell office:value-type="string" office:string-value="9kE$|Z9]">
            <text:p>9kE$|Z9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2">
            <text:p>User16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Taylor Johnson">
            <text:p>Taylor Johnson</text:p>
          </table:table-cell>
          <table:table-cell office:value-type="string" office:string-value="taylorjohnson@demo.com">
            <text:p>taylorjohnson@demo.com</text:p>
          </table:table-cell>
          <table:table-cell office:value-type="string" office:string-value="UK">
            <text:p>UK</text:p>
          </table:table-cell>
          <table:table-cell office:value-type="string" office:string-value="&gt;[+DKY&lt;g">
            <text:p>&gt;[+DKY&lt;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3">
            <text:p>User16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mail.com">
            <text:p>janesmith@mail.com</text:p>
          </table:table-cell>
          <table:table-cell office:value-type="string" office:string-value="Germany">
            <text:p>Germany</text:p>
          </table:table-cell>
          <table:table-cell office:value-type="string" office:string-value="a=lN_I&quot;B">
            <text:p>a=lN_I"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4">
            <text:p>User16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ane Brown">
            <text:p>Jane Brown</text:p>
          </table:table-cell>
          <table:table-cell office:value-type="string" office:string-value="janebrown@demo.com">
            <text:p>janebrown@demo.com</text:p>
          </table:table-cell>
          <table:table-cell office:value-type="string" office:string-value="India">
            <text:p>India</text:p>
          </table:table-cell>
          <table:table-cell office:value-type="string" office:string-value="cDl8Xy2X">
            <text:p>cDl8Xy2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5">
            <text:p>User16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rdan Moore">
            <text:p>Jordan Moore</text:p>
          </table:table-cell>
          <table:table-cell office:value-type="string" office:string-value="jordanmoore@test.com">
            <text:p>jordanmoore@test.com</text:p>
          </table:table-cell>
          <table:table-cell office:value-type="string" office:string-value="Canada">
            <text:p>Canada</text:p>
          </table:table-cell>
          <table:table-cell office:value-type="string" office:string-value="?#CW$KcL">
            <text:p>?#CW$KcL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6">
            <text:p>User16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John Johnson">
            <text:p>John Johnson</text:p>
          </table:table-cell>
          <table:table-cell office:value-type="string" office:string-value="johnjohnson@test.com">
            <text:p>johnjohnson@test.com</text:p>
          </table:table-cell>
          <table:table-cell office:value-type="string" office:string-value="UK">
            <text:p>UK</text:p>
          </table:table-cell>
          <table:table-cell office:value-type="string" office:string-value="I\F{)&amp;Sb">
            <text:p>I\F{)&amp;Sb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7">
            <text:p>User16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mail.com">
            <text:p>taylorwilson@mail.com</text:p>
          </table:table-cell>
          <table:table-cell office:value-type="string" office:string-value="Australia">
            <text:p>Australia</text:p>
          </table:table-cell>
          <table:table-cell office:value-type="string" office:string-value="akKov.a&amp;">
            <text:p>akKov.a&amp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8">
            <text:p>User16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test.com">
            <text:p>morganbrown@test.com</text:p>
          </table:table-cell>
          <table:table-cell office:value-type="string" office:string-value="USA">
            <text:p>USA</text:p>
          </table:table-cell>
          <table:table-cell office:value-type="string" office:string-value="Ya/&quot;j&quot;z&quot;">
            <text:p>Ya/"j"z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69">
            <text:p>User16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ordan Wilson">
            <text:p>Jordan Wilson</text:p>
          </table:table-cell>
          <table:table-cell office:value-type="string" office:string-value="jordanwilson@demo.com">
            <text:p>jordanwilson@demo.com</text:p>
          </table:table-cell>
          <table:table-cell office:value-type="string" office:string-value="Germany">
            <text:p>Germany</text:p>
          </table:table-cell>
          <table:table-cell office:value-type="string" office:string-value="9i%94oa5">
            <text:p>9i%94oa5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0">
            <text:p>User17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ane Smith">
            <text:p>Jane Smith</text:p>
          </table:table-cell>
          <table:table-cell office:value-type="string" office:string-value="janesmith@test.com">
            <text:p>janesmith@test.com</text:p>
          </table:table-cell>
          <table:table-cell office:value-type="string" office:string-value="India">
            <text:p>India</text:p>
          </table:table-cell>
          <table:table-cell office:value-type="string" office:string-value="`8^hcv6)">
            <text:p>`8^hcv6)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1">
            <text:p>User17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Smith">
            <text:p>Alex Smith</text:p>
          </table:table-cell>
          <table:table-cell office:value-type="string" office:string-value="alexsmith@example.com">
            <text:p>alexsmith@example.com</text:p>
          </table:table-cell>
          <table:table-cell office:value-type="string" office:string-value="Canada">
            <text:p>Canada</text:p>
          </table:table-cell>
          <table:table-cell office:value-type="string" office:string-value="'Vt6G#{2">
            <text:p>'Vt6G#{2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2">
            <text:p>User17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John Smith">
            <text:p>John Smith</text:p>
          </table:table-cell>
          <table:table-cell office:value-type="string" office:string-value="johnsmith@example.com">
            <text:p>johnsmith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Ya8`e`8q">
            <text:p>Ya8`e`8q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3">
            <text:p>User17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Taylor">
            <text:p>Alex Taylor</text:p>
          </table:table-cell>
          <table:table-cell office:value-type="string" office:string-value="alextaylor@test.com">
            <text:p>alextaylor@test.com</text:p>
          </table:table-cell>
          <table:table-cell office:value-type="string" office:string-value="France">
            <text:p>France</text:p>
          </table:table-cell>
          <table:table-cell office:value-type="string" office:string-value="4SlW;}&quot;x">
            <text:p>4SlW;}"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4">
            <text:p>User17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Wilson">
            <text:p>Alex Wilson</text:p>
          </table:table-cell>
          <table:table-cell office:value-type="string" office:string-value="alexwilson@mail.com">
            <text:p>alexwilson@mail.com</text:p>
          </table:table-cell>
          <table:table-cell office:value-type="string" office:string-value="Canada">
            <text:p>Canada</text:p>
          </table:table-cell>
          <table:table-cell office:value-type="string" office:string-value="x7Do%9,W">
            <text:p>x7Do%9,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5">
            <text:p>User17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Sam Johnson">
            <text:p>Sam Johnson</text:p>
          </table:table-cell>
          <table:table-cell office:value-type="string" office:string-value="samjohnson@demo.com">
            <text:p>samjohnson@demo.com</text:p>
          </table:table-cell>
          <table:table-cell office:value-type="string" office:string-value="Germany">
            <text:p>Germany</text:p>
          </table:table-cell>
          <table:table-cell office:value-type="string" office:string-value="L9NOd(Gh">
            <text:p>L9NOd(G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6">
            <text:p>User17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Brown">
            <text:p>Chris Brown</text:p>
          </table:table-cell>
          <table:table-cell office:value-type="string" office:string-value="chrisbrown@test.com">
            <text:p>chrisbrown@test.com</text:p>
          </table:table-cell>
          <table:table-cell office:value-type="string" office:string-value="India">
            <text:p>India</text:p>
          </table:table-cell>
          <table:table-cell office:value-type="string" office:string-value="aZAFHQF`">
            <text:p>aZAFHQF`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7">
            <text:p>User17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ane Wilson">
            <text:p>Jane Wilson</text:p>
          </table:table-cell>
          <table:table-cell office:value-type="string" office:string-value="janewilson@demo.com">
            <text:p>janewilson@demo.com</text:p>
          </table:table-cell>
          <table:table-cell office:value-type="string" office:string-value="Japan">
            <text:p>Japan</text:p>
          </table:table-cell>
          <table:table-cell office:value-type="string" office:string-value="t:TZp%lw">
            <text:p>t:TZp%lw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8">
            <text:p>User17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example.com">
            <text:p>morganbrown@example.com</text:p>
          </table:table-cell>
          <table:table-cell office:value-type="string" office:string-value="USA">
            <text:p>USA</text:p>
          </table:table-cell>
          <table:table-cell office:value-type="string" office:string-value="C}z.]@!&quot;">
            <text:p>C}z.]@!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79">
            <text:p>User17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Miller">
            <text:p>Chris Miller</text:p>
          </table:table-cell>
          <table:table-cell office:value-type="string" office:string-value="chrismiller@demo.com">
            <text:p>chrismiller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v6+/m$hG">
            <text:p>v6+/m$h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0">
            <text:p>User18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Chris Davis">
            <text:p>Chris Davis</text:p>
          </table:table-cell>
          <table:table-cell office:value-type="string" office:string-value="chrisdavis@example.com">
            <text:p>chrisdavis@example.com</text:p>
          </table:table-cell>
          <table:table-cell office:value-type="string" office:string-value="USA">
            <text:p>USA</text:p>
          </table:table-cell>
          <table:table-cell office:value-type="string" office:string-value="Ym&lt;mb[u7">
            <text:p>Ym&lt;mb[u7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1">
            <text:p>User181</text:p>
          </table:table-cell>
          <table:table-cell office:value-type="float" office:value="25">
            <text:p>25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Jane Johnson">
            <text:p>Jane Johnson</text:p>
          </table:table-cell>
          <table:table-cell office:value-type="string" office:string-value="janejohnson@mail.com">
            <text:p>janejohnson@mail.com</text:p>
          </table:table-cell>
          <table:table-cell office:value-type="string" office:string-value="Japan">
            <text:p>Japan</text:p>
          </table:table-cell>
          <table:table-cell office:value-type="string" office:string-value="&amp;U~Q=fO(">
            <text:p>&amp;U~Q=fO(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2">
            <text:p>User182</text:p>
          </table:table-cell>
          <table:table-cell office:value-type="float" office:value="26">
            <text:p>26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Alex Miller">
            <text:p>Alex Miller</text:p>
          </table:table-cell>
          <table:table-cell office:value-type="string" office:string-value="alexmiller@example.com">
            <text:p>alexmiller@example.com</text:p>
          </table:table-cell>
          <table:table-cell office:value-type="string" office:string-value="France">
            <text:p>France</text:p>
          </table:table-cell>
          <table:table-cell office:value-type="string" office:string-value="H(OyF~[%">
            <text:p>H(OyF~[%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3">
            <text:p>User183</text:p>
          </table:table-cell>
          <table:table-cell office:value-type="float" office:value="27">
            <text:p>27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Chris Smith">
            <text:p>Chris Smith</text:p>
          </table:table-cell>
          <table:table-cell office:value-type="string" office:string-value="chrissmith@test.com">
            <text:p>chrissmith@test.com</text:p>
          </table:table-cell>
          <table:table-cell office:value-type="string" office:string-value="Canada">
            <text:p>Canada</text:p>
          </table:table-cell>
          <table:table-cell office:value-type="string" office:string-value="6S[5~JQ&gt;">
            <text:p>6S[5~JQ&gt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4">
            <text:p>User184</text:p>
          </table:table-cell>
          <table:table-cell office:value-type="float" office:value="28">
            <text:p>28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Miller">
            <text:p>Taylor Miller</text:p>
          </table:table-cell>
          <table:table-cell office:value-type="string" office:string-value="taylormiller@test.com">
            <text:p>taylormiller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@'FhzI6f">
            <text:p>@'FhzI6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5">
            <text:p>User185</text:p>
          </table:table-cell>
          <table:table-cell office:value-type="float" office:value="29">
            <text:p>29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Taylor Moore">
            <text:p>Taylor Moore</text:p>
          </table:table-cell>
          <table:table-cell office:value-type="string" office:string-value="taylormoore@demo.com">
            <text:p>taylormoore@demo.com</text:p>
          </table:table-cell>
          <table:table-cell office:value-type="string" office:string-value="Japan">
            <text:p>Japan</text:p>
          </table:table-cell>
          <table:table-cell office:value-type="string" office:string-value="&amp;{t#U^oP">
            <text:p>&amp;{t#U^oP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6">
            <text:p>User186</text:p>
          </table:table-cell>
          <table:table-cell office:value-type="float" office:value="30">
            <text:p>30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Smith">
            <text:p>Sam Smith</text:p>
          </table:table-cell>
          <table:table-cell office:value-type="string" office:string-value="samsmith@demo.com">
            <text:p>samsmith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#A4q(Z,V">
            <text:p>#A4q(Z,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7">
            <text:p>User187</text:p>
          </table:table-cell>
          <table:table-cell office:value-type="float" office:value="31">
            <text:p>31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Morgan Brown">
            <text:p>Morgan Brown</text:p>
          </table:table-cell>
          <table:table-cell office:value-type="string" office:string-value="morganbrown@demo.com">
            <text:p>morganbrown@demo.com</text:p>
          </table:table-cell>
          <table:table-cell office:value-type="string" office:string-value="Australia">
            <text:p>Australia</text:p>
          </table:table-cell>
          <table:table-cell office:value-type="string" office:string-value="+Xcm:6DK">
            <text:p>+Xcm:6DK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8">
            <text:p>User188</text:p>
          </table:table-cell>
          <table:table-cell office:value-type="float" office:value="32">
            <text:p>32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Morgan Smith">
            <text:p>Morgan Smith</text:p>
          </table:table-cell>
          <table:table-cell office:value-type="string" office:string-value="morgansmith@demo.com">
            <text:p>morgansmith@demo.com</text:p>
          </table:table-cell>
          <table:table-cell office:value-type="string" office:string-value="France">
            <text:p>France</text:p>
          </table:table-cell>
          <table:table-cell office:value-type="string" office:string-value="RvQRj(gn">
            <text:p>RvQRj(gn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89">
            <text:p>User189</text:p>
          </table:table-cell>
          <table:table-cell office:value-type="float" office:value="33">
            <text:p>33</text:p>
          </table:table-cell>
          <table:table-cell office:value-type="string" office:string-value="Student">
            <text:p>Student</text:p>
          </table:table-cell>
          <table:table-cell office:value-type="string" office:string-value="Advanced">
            <text:p>Advanced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Alex Johnson">
            <text:p>Alex Johnson</text:p>
          </table:table-cell>
          <table:table-cell office:value-type="string" office:string-value="alexjohnson@test.com">
            <text:p>alexjohnson@test.com</text:p>
          </table:table-cell>
          <table:table-cell office:value-type="string" office:string-value="India">
            <text:p>India</text:p>
          </table:table-cell>
          <table:table-cell office:value-type="string" office:string-value="wZ-8f$e'">
            <text:p>wZ-8f$e'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0">
            <text:p>User190</text:p>
          </table:table-cell>
          <table:table-cell office:value-type="float" office:value="34">
            <text:p>34</text:p>
          </table:table-cell>
          <table:table-cell office:value-type="string" office:string-value="Professional">
            <text:p>Professional</text:p>
          </table:table-cell>
          <table:table-cell office:value-type="string" office:string-value="Beginner">
            <text:p>Beginner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3.0">
            <text:p>3.0</text:p>
          </table:table-cell>
          <table:table-cell office:value-type="string" office:string-value="Alex Davis">
            <text:p>Alex Davis</text:p>
          </table:table-cell>
          <table:table-cell office:value-type="string" office:string-value="alexdavis@example.com">
            <text:p>alexdavis@example.com</text:p>
          </table:table-cell>
          <table:table-cell office:value-type="string" office:string-value="Australia">
            <text:p>Australia</text:p>
          </table:table-cell>
          <table:table-cell office:value-type="string" office:string-value="&lt;W#fh9C:">
            <text:p>&lt;W#fh9C: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1">
            <text:p>User191</text:p>
          </table:table-cell>
          <table:table-cell office:value-type="float" office:value="25">
            <text:p>25</text:p>
          </table:table-cell>
          <table:table-cell office:value-type="string" office:string-value="Engineer">
            <text:p>Enginee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Jordan Miller">
            <text:p>Jordan Miller</text:p>
          </table:table-cell>
          <table:table-cell office:value-type="string" office:string-value="jordanmiller@mail.com">
            <text:p>jordanmiller@mail.com</text:p>
          </table:table-cell>
          <table:table-cell office:value-type="string" office:string-value="USA">
            <text:p>USA</text:p>
          </table:table-cell>
          <table:table-cell office:value-type="string" office:string-value="Jk[G'g#]">
            <text:p>Jk[G'g#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2">
            <text:p>User192</text:p>
          </table:table-cell>
          <table:table-cell office:value-type="float" office:value="26">
            <text:p>26</text:p>
          </table:table-cell>
          <table:table-cell office:value-type="string" office:string-value="Entrepreneur">
            <text:p>Entrepreneur</text:p>
          </table:table-cell>
          <table:table-cell office:value-type="string" office:string-value="Advanced">
            <text:p>Advanced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John Moore">
            <text:p>John Moore</text:p>
          </table:table-cell>
          <table:table-cell office:value-type="string" office:string-value="johnmoore@mail.com">
            <text:p>johnmoore@mail.com</text:p>
          </table:table-cell>
          <table:table-cell office:value-type="string" office:string-value="Germany">
            <text:p>Germany</text:p>
          </table:table-cell>
          <table:table-cell office:value-type="string" office:string-value="C}DrcX'x">
            <text:p>C}DrcX'x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3">
            <text:p>User193</text:p>
          </table:table-cell>
          <table:table-cell office:value-type="float" office:value="27">
            <text:p>27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High">
            <text:p>High</text:p>
          </table:table-cell>
          <table:table-cell office:value-type="float" office:value="5.0">
            <text:p>5.0</text:p>
          </table:table-cell>
          <table:table-cell office:value-type="string" office:string-value="Morgan Taylor">
            <text:p>Morgan Taylor</text:p>
          </table:table-cell>
          <table:table-cell office:value-type="string" office:string-value="morgantaylor@mail.com">
            <text:p>morgantaylor@mail.com</text:p>
          </table:table-cell>
          <table:table-cell office:value-type="string" office:string-value="Germany">
            <text:p>Germany</text:p>
          </table:table-cell>
          <table:table-cell office:value-type="string" office:string-value="zp$=ac1y">
            <text:p>zp$=ac1y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4">
            <text:p>User194</text:p>
          </table:table-cell>
          <table:table-cell office:value-type="float" office:value="28">
            <text:p>28</text:p>
          </table:table-cell>
          <table:table-cell office:value-type="string" office:string-value="Professional">
            <text:p>Professional</text:p>
          </table:table-cell>
          <table:table-cell office:value-type="string" office:string-value="Intermediate">
            <text:p>Intermediate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Sam Wilson">
            <text:p>Sam Wilson</text:p>
          </table:table-cell>
          <table:table-cell office:value-type="string" office:string-value="samwilson@demo.com">
            <text:p>samwilson@demo.com</text:p>
          </table:table-cell>
          <table:table-cell office:value-type="string" office:string-value="Canada">
            <text:p>Canada</text:p>
          </table:table-cell>
          <table:table-cell office:value-type="string" office:string-value="d'a2D*+u">
            <text:p>d'a2D*+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5">
            <text:p>User195</text:p>
          </table:table-cell>
          <table:table-cell office:value-type="float" office:value="29">
            <text:p>29</text:p>
          </table:table-cell>
          <table:table-cell office:value-type="string" office:string-value="Engineer">
            <text:p>Engineer</text:p>
          </table:table-cell>
          <table:table-cell office:value-type="string" office:string-value="Advanced">
            <text:p>Advanced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1.0">
            <text:p>1.0</text:p>
          </table:table-cell>
          <table:table-cell office:value-type="string" office:string-value="Alex Brown">
            <text:p>Alex Brown</text:p>
          </table:table-cell>
          <table:table-cell office:value-type="string" office:string-value="alexbrown@mail.com">
            <text:p>alexbrown@mail.com</text:p>
          </table:table-cell>
          <table:table-cell office:value-type="string" office:string-value="UK">
            <text:p>UK</text:p>
          </table:table-cell>
          <table:table-cell office:value-type="string" office:string-value="u[b[Nf@I">
            <text:p>u[b[Nf@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6">
            <text:p>User196</text:p>
          </table:table-cell>
          <table:table-cell office:value-type="float" office:value="30">
            <text:p>30</text:p>
          </table:table-cell>
          <table:table-cell office:value-type="string" office:string-value="Entrepreneur">
            <text:p>Entrepreneur</text:p>
          </table:table-cell>
          <table:table-cell office:value-type="string" office:string-value="Beginner">
            <text:p>Beginner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4.0">
            <text:p>4.0</text:p>
          </table:table-cell>
          <table:table-cell office:value-type="string" office:string-value="Taylor Wilson">
            <text:p>Taylor Wilson</text:p>
          </table:table-cell>
          <table:table-cell office:value-type="string" office:string-value="taylorwilson@test.com">
            <text:p>taylorwilson@test.com</text:p>
          </table:table-cell>
          <table:table-cell office:value-type="string" office:string-value="Australia">
            <text:p>Australia</text:p>
          </table:table-cell>
          <table:table-cell office:value-type="string" office:string-value="u(*W0S?I">
            <text:p>u(*W0S?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7">
            <text:p>User197</text:p>
          </table:table-cell>
          <table:table-cell office:value-type="float" office:value="31">
            <text:p>31</text:p>
          </table:table-cell>
          <table:table-cell office:value-type="string" office:string-value="Student">
            <text:p>Student</text:p>
          </table:table-cell>
          <table:table-cell office:value-type="string" office:string-value="Intermediate">
            <text:p>Intermediate</text:p>
          </table:table-cell>
          <table:table-cell office:value-type="string" office:string-value="Data Science, Python, Machine Learning">
            <text:p>Data Science, Python, Machine Learning</text:p>
          </table:table-cell>
          <table:table-cell office:value-type="string" office:string-value="Skill Development, Career Change">
            <text:p>Skill Development, Career Change</text:p>
          </table:table-cell>
          <table:table-cell office:value-type="string" office:string-value="Python Basics, Data Science Introduction">
            <text:p>Python Basics, Data Science Introduction</text:p>
          </table:table-cell>
          <table:table-cell office:value-type="string" office:string-value="Basic Programming, Data Analysis">
            <text:p>Basic Programming, Data Analysis</text:p>
          </table:table-cell>
          <table:table-cell office:value-type="string" office:string-value="Python Basics, Intro to ML, Data Sci 101">
            <text:p>Python Basics, Intro to ML, Data Sci 101</text:p>
          </table:table-cell>
          <table:table-cell office:value-type="string" office:string-value="Medium">
            <text:p>Medium</text:p>
          </table:table-cell>
          <table:table-cell office:value-type="float" office:value="5.0">
            <text:p>5.0</text:p>
          </table:table-cell>
          <table:table-cell office:value-type="string" office:string-value="Jordan Johnson">
            <text:p>Jordan Johnson</text:p>
          </table:table-cell>
          <table:table-cell office:value-type="string" office:string-value="jordanjohnson@mail.com">
            <text:p>jordanjohnson@mail.com</text:p>
          </table:table-cell>
          <table:table-cell office:value-type="string" office:string-value="Canada">
            <text:p>Canada</text:p>
          </table:table-cell>
          <table:table-cell office:value-type="string" office:string-value="U9f2jvOa">
            <text:p>U9f2jvO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8">
            <text:p>User198</text:p>
          </table:table-cell>
          <table:table-cell office:value-type="float" office:value="32">
            <text:p>32</text:p>
          </table:table-cell>
          <table:table-cell office:value-type="string" office:string-value="Professional">
            <text:p>Professional</text:p>
          </table:table-cell>
          <table:table-cell office:value-type="string" office:string-value="Advanced">
            <text:p>Advanced</text:p>
          </table:table-cell>
          <table:table-cell office:value-type="string" office:string-value="Business, Finance, Leadership">
            <text:p>Business, Finance, Leadership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3.0">
            <text:p>3.0</text:p>
          </table:table-cell>
          <table:table-cell office:value-type="string" office:string-value="Jordan Davis">
            <text:p>Jordan Davis</text:p>
          </table:table-cell>
          <table:table-cell office:value-type="string" office:string-value="jordandavis@example.com">
            <text:p>jordandavis@example.com</text:p>
          </table:table-cell>
          <table:table-cell office:value-type="string" office:string-value="Canada">
            <text:p>Canada</text:p>
          </table:table-cell>
          <table:table-cell office:value-type="string" office:string-value="ZR&amp;*lc|i">
            <text:p>ZR&amp;*lc|i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199">
            <text:p>User199</text:p>
          </table:table-cell>
          <table:table-cell office:value-type="float" office:value="33">
            <text:p>33</text:p>
          </table:table-cell>
          <table:table-cell office:value-type="string" office:string-value="Engineer">
            <text:p>Engineer</text:p>
          </table:table-cell>
          <table:table-cell office:value-type="string" office:string-value="Beginner">
            <text:p>Beginner</text:p>
          </table:table-cell>
          <table:table-cell office:value-type="string" office:string-value="AI, Deep Learning, Robotics">
            <text:p>AI, Deep Learning, Robotics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High">
            <text:p>High</text:p>
          </table:table-cell>
          <table:table-cell office:value-type="float" office:value="1.0">
            <text:p>1.0</text:p>
          </table:table-cell>
          <table:table-cell office:value-type="string" office:string-value="Jane Taylor">
            <text:p>Jane Taylor</text:p>
          </table:table-cell>
          <table:table-cell office:value-type="string" office:string-value="janetaylor@mail.com">
            <text:p>janetaylor@mail.com</text:p>
          </table:table-cell>
          <table:table-cell office:value-type="string" office:string-value="Japan">
            <text:p>Japan</text:p>
          </table:table-cell>
          <table:table-cell office:value-type="string" office:string-value="p(Z8aa&lt;;">
            <text:p>p(Z8aa&lt;;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200">
            <text:p>User200</text:p>
          </table:table-cell>
          <table:table-cell office:value-type="float" office:value="34">
            <text:p>34</text:p>
          </table:table-cell>
          <table:table-cell office:value-type="string" office:string-value="Entrepreneur">
            <text:p>Entrepreneur</text:p>
          </table:table-cell>
          <table:table-cell office:value-type="string" office:string-value="Intermediate">
            <text:p>Intermediate</text:p>
          </table:table-cell>
          <table:table-cell office:value-type="string" office:string-value="Marketing, Entrepreneurship, Growth">
            <text:p>Marketing, Entrepreneurship, Growth</text:p>
          </table:table-cell>
          <table:table-cell office:value-type="string" office:string-value="Career Advancement, Certification">
            <text:p>Career Advancement, Certification</text:p>
          </table:table-cell>
          <table:table-cell office:value-type="string" office:string-value="Financial Accounting, Business Leadership">
            <text:p>Financial Accounting, Business Leadership</text:p>
          </table:table-cell>
          <table:table-cell office:value-type="string" office:string-value="Finance, Leadership, Project Mgmt">
            <text:p>Finance, Leadership, Project Mgmt</text:p>
          </table:table-cell>
          <table:table-cell office:value-type="string" office:string-value="Business 101, Finance for Managers">
            <text:p>Business 101, Finance for Managers</text:p>
          </table:table-cell>
          <table:table-cell office:value-type="string" office:string-value="Medium">
            <text:p>Medium</text:p>
          </table:table-cell>
          <table:table-cell office:value-type="float" office:value="4.0">
            <text:p>4.0</text:p>
          </table:table-cell>
          <table:table-cell office:value-type="string" office:string-value="Alex Moore">
            <text:p>Alex Moore</text:p>
          </table:table-cell>
          <table:table-cell office:value-type="string" office:string-value="alexmoore@test.com">
            <text:p>alexmoore@test.com</text:p>
          </table:table-cell>
          <table:table-cell office:value-type="string" office:string-value="UK">
            <text:p>UK</text:p>
          </table:table-cell>
          <table:table-cell office:value-type="string" office:string-value="vy[UzA6c">
            <text:p>vy[UzA6c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User 201">
            <text:p>User 201</text:p>
          </table:table-cell>
          <table:table-cell office:value-type="float" office:value="13">
            <text:p>13</text:p>
          </table:table-cell>
          <table:table-cell office:value-type="string" office:string-value="god">
            <text:p>god</text:p>
          </table:table-cell>
          <table:table-cell office:value-type="string" office:string-value="Beginner">
            <text:p>Beginner</text:p>
          </table:table-cell>
          <table:table-cell office:value-type="string" office:string-value="java">
            <text:p>java</text:p>
          </table:table-cell>
          <table:table-cell office:value-type="string" office:string-value="nkh">
            <text:p>nkh</text:p>
          </table:table-cell>
          <table:table-cell office:value-type="string" office:string-value="">
            <text:p/>
          </table:table-cell>
          <table:table-cell office:value-type="string" office:string-value="jbh">
            <text:p>jb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lk adwani">
            <text:p>lk adwani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}&amp;&amp;2AQt&quot;">
            <text:p>}&amp;&amp;2AQt"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uhb">
            <text:p>buhb</text:p>
          </table:table-cell>
          <table:table-cell office:value-type="float" office:value="12">
            <text:p>12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java">
            <text:p>java</text:p>
          </table:table-cell>
          <table:table-cell office:value-type="string" office:string-value="hjkl">
            <text:p>hjkl</text:p>
          </table:table-cell>
          <table:table-cell office:value-type="string" office:string-value="">
            <text:p/>
          </table:table-cell>
          <table:table-cell office:value-type="string" office:string-value="bjhu">
            <text:p>bjhu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bu">
            <text:p>bu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tejas">
            <text:p>tejas</text:p>
          </table:table-cell>
          <table:table-cell office:value-type="string" office:string-value="[{'Course Name': 'Stock Valuation with Dividend Discount Model', 'Course Rating': 5.0, 'Course URL': 'https://www.coursera.org/learn/stock-valuation-dividend-discount-model'}, {'Course Name': 'Create a Simple Gantt Chart using Google Sheets', 'Course Rating': 4.9, 'Course URL': 'https://www.coursera.org/learn/create-gantt-chart-google-sheets'}, {'Course Name': 'AWS Elastic Beanstalk:Deploy a Python(Flask) Web Application', 'Course Rating': 5.0, 'Course URL': 'https://www.coursera.org/learn/python-aws-elastic-beanstalk-web-application'}, {'Course Name': 'Create a Simple Gantt Chart using Google Sheets', 'Course Rating': 4.9, 'Course URL': 'https://www.coursera.org/learn/create-gantt-chart-google-sheets'}, {'Course Name': 'Create Fault Tolerant MongoDB Cluster', 'Course Rating': 5.0, 'Course URL': 'https://www.coursera.org/learn/create-fault-tolerant-mongodb-cluster'}, {'Course Name': 'The Raspberry Pi Platform and Python Programming for the Raspberry Pi', 'Course Rating': 4.6, 'Course URL': 'https://www.coursera.org/learn/raspberry-pi-platform'}, {'Course Name': 'Compare time series predictions of COVID-19 deaths', 'Course Rating': 5.0, 'Course URL': 'https://www.coursera.org/learn/compare-time-series-predictions-of-covid19-deaths'}, {'Course Name': 'Create a Record of Students using Arrays in Java', 'Course Rating': 4.9, 'Course URL': 'https://www.coursera.org/learn/create-a-record-of-students-using-arrays-in-java'}, {'Course Name': 'Innovation Management', 'Course Rating': 4.7, 'Course URL': 'https://www.coursera.org/learn/innovation-management'}, {'Course Name': 'Java Decision Programming', 'Course Rating': 4.9, 'Course URL': 'https://www.coursera.org/learn/java-decison-programming'}, {'Course Name': 'CSS Animated Components with ReactJS', 'Course Rating': 4.8, 'Course URL': 'https://www.coursera.org/learn/reactjs-css-animation'}, {'Course Name': 'Business Model Canvas: A Tool for Entrepreneurs and Innovators (Project-Centered Course)', 'Course Rating': 4.5, 'Course URL': 'https://www.coursera.org/learn/business-model-canvas'}, {'Course Name': 'Brand Management: Aligning Business, Brand and Behaviour', 'Course Rating': 4.9, 'Course URL': 'https://www.coursera.org/learn/brand'}, {'Course Name': 'Data Privacy Fundamentals', 'Course Rating': 4.7, 'Course URL': 'https://www.coursera.org/learn/northeastern-data-privacy'}, {'Course Name': 'Avoid Overfitting Using Regularization in TensorFlow', 'Course Rating': 4.8, 'Course URL': 'https://www.coursera.org/learn/tensorflow-regularization-avoid-overfitting'}, {'Course Name': 'Engaging and Assessing  Students with Plickers', 'Course Rating': 4.8, 'Course URL': 'https://www.coursera.org/learn/engaging-assessing-students-plickers'}, {'Course Name': 'Run a Sparkline Trend Analysis in Google Sheets', 'Course Rating': 5.0, 'Course URL': 'https://www.coursera.org/learn/run-a-sparkline-trend-analysis-in-google-sheets'}]">
            <text:p>[{'Course Name': 'Stock Valuation with Dividend Discount Model', 'Course Rating': 5.0, 'Course URL': 'https://www.coursera.org/learn/stock-valuation-dividend-discount-model'}, {'Course Name': 'Create a Simple Gantt Chart using Google Sheets', 'Course Rating': 4.9, 'Course URL': 'https://www.coursera.org/learn/create-gantt-chart-google-sheets'}, {'Course Name': 'AWS Elastic Beanstalk:Deploy a Python(Flask) Web Application', 'Course Rating': 5.0, 'Course URL': 'https://www.coursera.org/learn/python-aws-elastic-beanstalk-web-application'}, {'Course Name': 'Create a Simple Gantt Chart using Google Sheets', 'Course Rating': 4.9, 'Course URL': 'https://www.coursera.org/learn/create-gantt-chart-google-sheets'}, {'Course Name': 'Create Fault Tolerant MongoDB Cluster', 'Course Rating': 5.0, 'Course URL': 'https://www.coursera.org/learn/create-fault-tolerant-mongodb-cluster'}, {'Course Name': 'The Raspberry Pi Platform and Python Programming for the Raspberry Pi', 'Course Rating': 4.6, 'Course URL': 'https://www.coursera.org/learn/raspberry-pi-platform'}, {'Course Name': 'Compare time series predictions of COVID-19 deaths', 'Course Rating': 5.0, 'Course URL': 'https://www.coursera.org/learn/compare-time-series-predictions-of-covid19-deaths'}, {'Course Name': 'Create a Record of Students using Arrays in Java', 'Course Rating': 4.9, 'Course URL': 'https://www.coursera.org/learn/create-a-record-of-students-using-arrays-in-java'}, {'Course Name': 'Innovation Management', 'Course Rating': 4.7, 'Course URL': 'https://www.coursera.org/learn/innovation-management'}, {'Course Name': 'Java Decision Programming', 'Course Rating': 4.9, 'Course URL': 'https://www.coursera.org/learn/java-decison-programming'}, {'Course Name': 'CSS Animated Components with ReactJS', 'Course Rating': 4.8, 'Course URL': 'https://www.coursera.org/learn/reactjs-css-animation'}, {'Course Name': 'Business Model Canvas: A Tool for Entrepreneurs and Innovators (Project-Centered Course)', 'Course Rating': 4.5, 'Course URL': 'https://www.coursera.org/learn/business-model-canvas'}, {'Course Name': 'Brand Management: Aligning Business, Brand and Behaviour', 'Course Rating': 4.9, 'Course URL': 'https://www.coursera.org/learn/brand'}, {'Course Name': 'Data Privacy Fundamentals', 'Course Rating': 4.7, 'Course URL': 'https://www.coursera.org/learn/northeastern-data-privacy'}, {'Course Name': 'Avoid Overfitting Using Regularization in TensorFlow', 'Course Rating': 4.8, 'Course URL': 'https://www.coursera.org/learn/tensorflow-regularization-avoid-overfitting'}, {'Course Name': 'Engaging and Assessing  Students with Plickers', 'Course Rating': 4.8, 'Course URL': 'https://www.coursera.org/learn/engaging-assessing-students-plickers'}, {'Course Name': 'Run a Sparkline Trend Analysis in Google Sheets', 'Course Rating': 5.0, 'Course URL': 'https://www.coursera.org/learn/run-a-sparkline-trend-analysis-in-google-sheets'}]</text:p>
          </table:table-cell>
          <table:table-cell office:value-type="string" office:string-value="{'Course Name': 'Stock Valuation with Dividend Discount Model', 'Course Rating': 5.0, 'Course URL': 'https://www.coursera.org/learn/stock-valuation-dividend-discount-model'}">
            <text:p>{'Course Name': 'Stock Valuation with Dividend Discount Model', 'Course Rating': 5.0, 'Course URL': 'https://www.coursera.org/learn/stock-valuation-dividend-discount-model'}</text:p>
          </table:table-cell>
          <table:table-cell office:value-type="string" office:string-value="{'Course Name': 'Stock Valuation with Dividend Discount Model', 'Course Rating': 5.0, 'Course URL': 'https://www.coursera.org/learn/stock-valuation-dividend-discount-model'}">
            <text:p>{'Course Name': 'Stock Valuation with Dividend Discount Model', 'Course Rating': 5.0, 'Course URL': 'https://www.coursera.org/learn/stock-valuation-dividend-discount-model'}</text:p>
          </table:table-cell>
        </table:table-row>
        <table:table-row>
          <table:table-cell office:value-type="string" office:string-value="ram">
            <text:p>ram</text:p>
          </table:table-cell>
          <table:table-cell office:value-type="float" office:value="21">
            <text:p>2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flask">
            <text:p>flask</text:p>
          </table:table-cell>
          <table:table-cell office:value-type="string" office:string-value="python">
            <text:p>python</text:p>
          </table:table-cell>
          <table:table-cell office:value-type="string" office:string-value="">
            <text:p/>
          </table:table-cell>
          <table:table-cell office:value-type="string" office:string-value="c++">
            <text:p>c++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mesh">
            <text:p>ramesh</text:p>
          </table:table-cell>
          <table:table-cell office:value-type="string" office:string-value="ramesh@gmail.com">
            <text:p>ramesh@gmail.com</text:p>
          </table:table-cell>
          <table:table-cell office:value-type="string" office:string-value="india">
            <text:p>india</text:p>
          </table:table-cell>
          <table:table-cell office:value-type="string" office:string-value="sita">
            <text:p>sit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43324">
            <text:p>43324</text:p>
          </table:table-cell>
          <table:table-cell office:value-type="float" office:value="21">
            <text:p>2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fsd">
            <text:p>fsd</text:p>
          </table:table-cell>
          <table:table-cell office:value-type="string" office:string-value="sas">
            <text:p>sas</text:p>
          </table:table-cell>
          <table:table-cell office:value-type="string" office:string-value="">
            <text:p/>
          </table:table-cell>
          <table:table-cell office:value-type="string" office:string-value="sdf">
            <text:p>sdf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Tejas Goel">
            <text:p>Tejas Goel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ram">
            <text:p>r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bbg">
            <text:p>bbg</text:p>
          </table:table-cell>
          <table:table-cell office:value-type="float" office:value="34">
            <text:p>34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Busieness, Java, Python">
            <text:p>Busieness, Java, Python</text:p>
          </table:table-cell>
          <table:table-cell office:value-type="string" office:string-value="fsdg">
            <text:p>fsdg</text:p>
          </table:table-cell>
          <table:table-cell office:value-type="string" office:string-value="">
            <text:p/>
          </table:table-cell>
          <table:table-cell office:value-type="string" office:string-value="fv">
            <text:p>fv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dfs">
            <text:p>adfs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ram">
            <text:p>ram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piyush">
            <text:p>piyush</text:p>
          </table:table-cell>
          <table:table-cell office:value-type="float" office:value="23">
            <text:p>2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htrf">
            <text:p>htrf</text:p>
          </table:table-cell>
          <table:table-cell office:value-type="string" office:string-value="vdx">
            <text:p>vdx</text:p>
          </table:table-cell>
          <table:table-cell office:value-type="string" office:string-value="">
            <text:p/>
          </table:table-cell>
          <table:table-cell office:value-type="string" office:string-value="gswg">
            <text:p>gswg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rameshh">
            <text:p>rameshh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123">
            <text:p>123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hathi">
            <text:p>hathi</text:p>
          </table:table-cell>
          <table:table-cell office:value-type="float" office:value="23">
            <text:p>23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ethdbnh">
            <text:p>ethdbnh</text:p>
          </table:table-cell>
          <table:table-cell office:value-type="string" office:string-value="cadvd">
            <text:p>cadvd</text:p>
          </table:table-cell>
          <table:table-cell office:value-type="string" office:string-value="">
            <text:p/>
          </table:table-cell>
          <table:table-cell office:value-type="string" office:string-value="gwsgh">
            <text:p>gwsgh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hathimerasathi">
            <text:p>hathimerasathi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India">
            <text:p>India</text:p>
          </table:table-cell>
          <table:table-cell office:value-type="string" office:string-value="1234">
            <text:p>1234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  <table:table-row>
          <table:table-cell office:value-type="string" office:string-value="aniketgpt">
            <text:p>aniketgpt</text:p>
          </table:table-cell>
          <table:table-cell office:value-type="float" office:value="21">
            <text:p>21</text:p>
          </table:table-cell>
          <table:table-cell office:value-type="string" office:string-value="Student">
            <text:p>Student</text:p>
          </table:table-cell>
          <table:table-cell office:value-type="string" office:string-value="Beginner">
            <text:p>Beginner</text:p>
          </table:table-cell>
          <table:table-cell office:value-type="string" office:string-value="css">
            <text:p>css</text:p>
          </table:table-cell>
          <table:table-cell office:value-type="string" office:string-value="java">
            <text:p>java</text:p>
          </table:table-cell>
          <table:table-cell office:value-type="string" office:string-value="">
            <text:p/>
          </table:table-cell>
          <table:table-cell office:value-type="string" office:string-value="java">
            <text:p>java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  <table:table-cell office:value-type="string" office:string-value="aniket gupta">
            <text:p>aniket gupta</text:p>
          </table:table-cell>
          <table:table-cell office:value-type="string" office:string-value="goeltejas60@gmail.com">
            <text:p>goeltejas60@gmail.com</text:p>
          </table:table-cell>
          <table:table-cell office:value-type="string" office:string-value="Afghanistan">
            <text:p>Afghanistan</text:p>
          </table:table-cell>
          <table:table-cell office:value-type="string" office:string-value="guptaji">
            <text:p>guptaji</text:p>
          </table:table-cell>
          <table:table-cell office:value-type="string" office:string-value="[]">
            <text:p>[]</text:p>
          </table:table-cell>
          <table:table-cell office:value-type="string" office:string-value="">
            <text:p/>
          </table:table-cell>
          <table:table-cell office:value-type="string" office:string-value="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of="urn:oasis:names:tc:opendocument:xmlns:of:1.2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